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1.00pt" fo:font-weight="normal" fo:font-family="Calibri" style:font-family-asian="Calibri" style:font-family-complex="Calibri" fo:background-color="transparent" style:use-window-font-color="true"/>
    </style:style>
    <style:style style:name="T2" style:family="text">
      <style:text-properties fo:font-size="14.00pt" fo:font-weight="bold" fo:font-family="'Times New Roman'" style:font-family-asian="'Times New Roman'" style:font-family-complex="'Times New Roman'" fo:background-color="transparent" style:use-window-font-color="true"/>
    </style:style>
    <style:style style:name="T3" style:family="text">
      <style:text-properties fo:font-size="11.00pt" fo:font-weight="normal" fo:font-family="Calibri" style:font-family-asian="Calibri" style:font-family-complex="Calibri" fo:background-color="transparent" style:use-window-font-color="true"/>
    </style:style>
    <style:style style:name="T4" style:family="text">
      <style:text-properties fo:font-size="12.00pt" fo:font-weight="bold" fo:font-family="'Times New Roman'" style:font-family-asian="'Times New Roman'" style:font-family-complex="'Times New Roman'" fo:background-color="transparent" style:use-window-font-color="true"/>
    </style:style>
    <style:style style:name="T5" style:family="text">
      <style:text-properties fo:font-size="12.00pt" fo:font-weight="normal" fo:font-family="'Times New Roman'" style:font-family-asian="'Times New Roman'" style:font-family-complex="'Times New Roman'" fo:background-color="transparent" style:use-window-font-color="true"/>
    </style:style>
    <style:style style:name="T6" style:family="text">
      <style:text-properties fo:font-size="11.00pt" fo:font-weight="normal" fo:font-family="Calibri" style:font-family-asian="Calibri" style:font-family-complex="Calibri" fo:background-color="transparent" style:use-window-font-color="true"/>
    </style:style>
    <style:style style:name="T7" style:family="text">
      <style:text-properties fo:font-size="12.00pt" fo:font-weight="bold" fo:font-family="'Times New Roman'" style:font-family-asian="'Times New Roman'" style:font-family-complex="'Times New Roman'" fo:background-color="transparent" style:use-window-font-color="true"/>
    </style:style>
    <style:style style:name="T8" style:family="text">
      <style:text-properties fo:font-size="12.00pt" fo:font-weight="normal" fo:font-family="'Times New Roman'" style:font-family-asian="'Times New Roman'" style:font-family-complex="'Times New Roman'" fo:background-color="transparent" style:use-window-font-color="true"/>
    </style:style>
    <style:style style:name="T9" style:family="text">
      <style:text-properties fo:font-size="12.00pt" fo:font-weight="bold" fo:font-family="'Times New Roman'" style:font-family-asian="'Times New Roman'" style:font-family-complex="'Times New Roman'" fo:background-color="transparent" style:use-window-font-color="true"/>
    </style:style>
    <style:style style:name="T10" style:family="text">
      <style:text-properties fo:font-size="12.00pt" fo:font-weight="normal" fo:font-family="'Times New Roman'" style:font-family-asian="'Times New Roman'" style:font-family-complex="'Times New Roman'" fo:background-color="transparent" style:use-window-font-color="true"/>
    </style:style>
    <style:style style:name="T11" style:family="text">
      <style:text-properties fo:font-size="11.00pt" fo:font-weight="normal" fo:font-family="Calibri" style:font-family-asian="Calibri" style:font-family-complex="Calibri" fo:background-color="transparent" style:use-window-font-color="true"/>
    </style:style>
    <style:style style:name="T12" style:family="text">
      <style:text-properties fo:font-size="12.00pt" fo:font-weight="bold" fo:font-family="'Times New Roman'" style:font-family-asian="'Times New Roman'" style:font-family-complex="'Times New Roman'" fo:background-color="transparent" style:use-window-font-color="true"/>
    </style:style>
    <style:style style:name="T13" style:family="text">
      <style:text-properties fo:font-size="12.00pt" fo:font-weight="normal" fo:font-family="'Times New Roman'" style:font-family-asian="'Times New Roman'" style:font-family-complex="'Times New Roman'" fo:background-color="transparent" style:use-window-font-color="true"/>
    </style:style>
    <style:style style:name="T14" style:family="text">
      <style:text-properties fo:font-size="12.00pt" fo:font-weight="bold" fo:font-family="'Times New Roman'" style:font-family-asian="'Times New Roman'" style:font-family-complex="'Times New Roman'" fo:background-color="transparent" style:use-window-font-color="true"/>
    </style:style>
    <style:style style:name="T15" style:family="text">
      <style:text-properties fo:font-size="12.00pt" fo:font-weight="normal" fo:font-family="'Times New Roman'" style:font-family-asian="'Times New Roman'" style:font-family-complex="'Times New Roman'" fo:background-color="transparent" style:use-window-font-color="true"/>
    </style:style>
    <style:style style:name="T16" style:family="text">
      <style:text-properties fo:font-size="11.00pt" fo:font-weight="normal" fo:font-family="Calibri" style:font-family-asian="Calibri" style:font-family-complex="Calibri" fo:background-color="transparent" style:use-window-font-color="true"/>
    </style:style>
    <style:style style:name="T17" style:family="text">
      <style:text-properties fo:font-size="12.00pt" fo:font-weight="bold" fo:font-family="'Times New Roman'" style:font-family-asian="'Times New Roman'" style:font-family-complex="'Times New Roman'" fo:background-color="transparent" style:use-window-font-color="true"/>
    </style:style>
    <style:style style:name="T18" style:family="text">
      <style:text-properties fo:font-size="12.00pt" fo:font-weight="normal" fo:font-family="'Times New Roman'" style:font-family-asian="'Times New Roman'" style:font-family-complex="'Times New Roman'" fo:background-color="transparent" style:use-window-font-color="true"/>
    </style:style>
    <style:style style:name="T19" style:family="text">
      <style:text-properties fo:font-size="12.00pt" fo:font-weight="bold" fo:font-family="'Times New Roman'" style:font-family-asian="'Times New Roman'" style:font-family-complex="'Times New Roman'" fo:background-color="transparent" style:use-window-font-color="true"/>
    </style:style>
    <style:style style:name="T20" style:family="text">
      <style:text-properties fo:font-size="12.00pt" fo:font-weight="normal" fo:font-family="'Times New Roman'" style:font-family-asian="'Times New Roman'" style:font-family-complex="'Times New Roman'" fo:background-color="transparent" style:use-window-font-color="true"/>
    </style:style>
    <style:style style:name="T21" style:family="text">
      <style:text-properties fo:font-size="11.00pt" fo:font-weight="normal" fo:font-family="Calibri" style:font-family-asian="Calibri" style:font-family-complex="Calibri" fo:background-color="transparent" style:use-window-font-color="true"/>
    </style:style>
    <style:style style:name="T22" style:family="text">
      <style:text-properties fo:font-size="14.00pt" fo:font-weight="bold" fo:font-family="'Times New Roman'" style:font-family-asian="'Times New Roman'" style:font-family-complex="'Times New Roman'" fo:background-color="transparent" style:use-window-font-color="true"/>
    </style:style>
    <style:style style:name="T23" style:family="text">
      <style:text-properties fo:font-size="11.00pt" fo:font-weight="normal" fo:font-family="Calibri" style:font-family-asian="Calibri" style:font-family-complex="Calibri" fo:background-color="transparent" style:use-window-font-color="true"/>
    </style:style>
    <style:style style:name="T24" style:family="text">
      <style:text-properties fo:font-size="12.00pt" fo:font-weight="bold" fo:font-family="'Times New Roman'" style:font-family-asian="'Times New Roman'" style:font-family-complex="'Times New Roman'" fo:background-color="transparent" style:use-window-font-color="true"/>
    </style:style>
    <style:style style:name="T25" style:family="text">
      <style:text-properties fo:font-size="12.00pt" fo:font-weight="normal" fo:font-family="'Times New Roman'" style:font-family-asian="'Times New Roman'" style:font-family-complex="'Times New Roman'" fo:background-color="transparent" style:use-window-font-color="true"/>
    </style:style>
    <style:style style:name="T26" style:family="text">
      <style:text-properties fo:font-size="12.00pt" fo:font-weight="bold" fo:font-family="'Times New Roman'" style:font-family-asian="'Times New Roman'" style:font-family-complex="'Times New Roman'" fo:background-color="transparent" style:use-window-font-color="true"/>
    </style:style>
    <style:style style:name="T27" style:family="text">
      <style:text-properties fo:font-size="12.00pt" fo:font-weight="normal" fo:font-family="'Times New Roman'" style:font-family-asian="'Times New Roman'" style:font-family-complex="'Times New Roman'" fo:background-color="transparent" style:use-window-font-color="true"/>
    </style:style>
    <style:style style:name="T28" style:family="text">
      <style:text-properties fo:font-size="11.00pt" fo:font-weight="normal" fo:font-family="Calibri" style:font-family-asian="Calibri" style:font-family-complex="Calibri" fo:background-color="transparent" style:use-window-font-color="true"/>
    </style:style>
    <style:style style:name="T29" style:family="text">
      <style:text-properties fo:font-size="12.00pt" fo:font-weight="bold" fo:font-family="'Times New Roman'" style:font-family-asian="'Times New Roman'" style:font-family-complex="'Times New Roman'" fo:background-color="transparent" style:use-window-font-color="true"/>
    </style:style>
    <style:style style:name="T30" style:family="text">
      <style:text-properties fo:font-size="12.00pt" fo:font-weight="normal" fo:font-family="'Times New Roman'" style:font-family-asian="'Times New Roman'" style:font-family-complex="'Times New Roman'" fo:background-color="transparent" style:use-window-font-color="true"/>
    </style:style>
    <style:style style:name="T31" style:family="text">
      <style:text-properties fo:font-size="11.00pt" fo:font-weight="normal" fo:font-family="Calibri" style:font-family-asian="Calibri" style:font-family-complex="Calibri" fo:background-color="transparent" style:use-window-font-color="true"/>
    </style:style>
    <style:style style:name="T32" style:family="text">
      <style:text-properties fo:font-size="12.00pt" fo:font-weight="normal" fo:font-family="'Times New Roman'" style:font-family-asian="'Times New Roman'" style:font-family-complex="'Times New Roman'" fo:background-color="transparent" style:use-window-font-color="true"/>
    </style:style>
    <style:style style:name="T33" style:family="text">
      <style:text-properties fo:font-size="11.00pt" fo:font-weight="normal" fo:font-family="Calibri" style:font-family-asian="Calibri" style:font-family-complex="Calibri" fo:background-color="transparent" style:use-window-font-color="true"/>
    </style:style>
    <style:style style:name="T34" style:family="text">
      <style:text-properties fo:font-size="12.00pt" fo:font-weight="normal" fo:font-family="'Times New Roman'" style:font-family-asian="'Times New Roman'" style:font-family-complex="'Times New Roman'" fo:background-color="transparent" style:use-window-font-color="true"/>
    </style:style>
    <style:style style:name="T35" style:family="text">
      <style:text-properties fo:font-size="11.00pt" fo:font-weight="normal" fo:font-family="Calibri" style:font-family-asian="Calibri" style:font-family-complex="Calibri" fo:background-color="transparent" style:use-window-font-color="true"/>
    </style:style>
    <style:style style:name="T36" style:family="text">
      <style:text-properties fo:font-size="12.00pt" fo:font-weight="normal" fo:font-family="'Times New Roman'" style:font-family-asian="'Times New Roman'" style:font-family-complex="'Times New Roman'" fo:background-color="transparent" style:use-window-font-color="true"/>
    </style:style>
    <style:style style:name="T37" style:family="text">
      <style:text-properties fo:font-size="11.00pt" fo:font-weight="normal" fo:font-family="Calibri" style:font-family-asian="Calibri" style:font-family-complex="Calibri" fo:background-color="transparent" style:use-window-font-color="true"/>
    </style:style>
    <style:style style:name="T38" style:family="text">
      <style:text-properties fo:font-size="12.00pt" fo:font-weight="normal" fo:font-family="'Times New Roman'" style:font-family-asian="'Times New Roman'" style:font-family-complex="'Times New Roman'" fo:background-color="transparent" style:use-window-font-color="true"/>
    </style:style>
    <style:style style:name="T39" style:family="text">
      <style:text-properties fo:font-size="12.00pt" fo:font-weight="bold" fo:font-family="'Times New Roman'" style:font-family-asian="'Times New Roman'" style:font-family-complex="'Times New Roman'" fo:background-color="transparent" style:use-window-font-color="true"/>
    </style:style>
    <style:style style:name="T40" style:family="text">
      <style:text-properties fo:font-size="12.00pt" fo:font-weight="normal" fo:font-family="'Times New Roman'" style:font-family-asian="'Times New Roman'" style:font-family-complex="'Times New Roman'" fo:background-color="transparent" style:use-window-font-color="true"/>
    </style:style>
    <style:style style:name="T41" style:family="text">
      <style:text-properties fo:font-size="11.00pt" fo:font-weight="normal" fo:font-family="Calibri" style:font-family-asian="Calibri" style:font-family-complex="Calibri" fo:background-color="transparent" style:use-window-font-color="true"/>
    </style:style>
    <style:style style:name="T42" style:family="text">
      <style:text-properties fo:font-size="12.00pt" fo:font-weight="bold" fo:font-family="'Times New Roman'" style:font-family-asian="'Times New Roman'" style:font-family-complex="'Times New Roman'" fo:background-color="transparent" style:use-window-font-color="true"/>
    </style:style>
    <style:style style:name="T43" style:family="text">
      <style:text-properties fo:font-size="12.00pt" fo:font-weight="normal" fo:font-family="'Times New Roman'" style:font-family-asian="'Times New Roman'" style:font-family-complex="'Times New Roman'" fo:background-color="transparent" style:use-window-font-color="true"/>
    </style:style>
    <style:style style:name="T44" style:family="text">
      <style:text-properties fo:font-size="11.00pt" fo:font-weight="normal" fo:font-family="Calibri" style:font-family-asian="Calibri" style:font-family-complex="Calibri" fo:background-color="transparent" style:use-window-font-color="true"/>
    </style:style>
    <style:style style:name="T45" style:family="text">
      <style:text-properties fo:font-size="12.00pt" fo:font-weight="normal" fo:font-family="'Times New Roman'" style:font-family-asian="'Times New Roman'" style:font-family-complex="'Times New Roman'" fo:background-color="transparent" style:use-window-font-color="true"/>
    </style:style>
    <style:style style:name="T46" style:family="text">
      <style:text-properties fo:font-size="12.00pt" fo:font-weight="bold" fo:font-family="'Times New Roman'" style:font-family-asian="'Times New Roman'" style:font-family-complex="'Times New Roman'" fo:background-color="transparent" style:use-window-font-color="true"/>
    </style:style>
    <style:style style:name="T47" style:family="text">
      <style:text-properties fo:font-size="12.00pt" fo:font-weight="normal" fo:font-family="'Times New Roman'" style:font-family-asian="'Times New Roman'" style:font-family-complex="'Times New Roman'" fo:background-color="transparent" style:use-window-font-color="true"/>
    </style:style>
    <style:style style:name="T48" style:family="text">
      <style:text-properties fo:font-size="12.00pt" fo:font-weight="bold" fo:font-family="'Times New Roman'" style:font-family-asian="'Times New Roman'" style:font-family-complex="'Times New Roman'" fo:background-color="transparent" style:use-window-font-color="true"/>
    </style:style>
    <style:style style:name="T49" style:family="text">
      <style:text-properties fo:font-size="12.00pt" fo:font-weight="normal" fo:font-family="'Times New Roman'" style:font-family-asian="'Times New Roman'" style:font-family-complex="'Times New Roman'" fo:background-color="transparent" style:use-window-font-color="true"/>
    </style:style>
    <style:style style:name="T50" style:family="text">
      <style:text-properties fo:font-size="12.00pt" fo:font-weight="bold" fo:font-family="'Times New Roman'" style:font-family-asian="'Times New Roman'" style:font-family-complex="'Times New Roman'" fo:background-color="transparent" style:use-window-font-color="true"/>
    </style:style>
    <style:style style:name="T51" style:family="text">
      <style:text-properties fo:font-size="12.00pt" fo:font-weight="normal" fo:font-family="'Times New Roman'" style:font-family-asian="'Times New Roman'" style:font-family-complex="'Times New Roman'" fo:background-color="transparent" style:use-window-font-color="true"/>
    </style:style>
    <style:style style:name="T52" style:family="text">
      <style:text-properties fo:font-size="12.00pt" fo:font-weight="bold" fo:font-family="'Times New Roman'" style:font-family-asian="'Times New Roman'" style:font-family-complex="'Times New Roman'" fo:background-color="transparent" style:use-window-font-color="true"/>
    </style:style>
    <style:style style:name="T53" style:family="text">
      <style:text-properties fo:font-size="12.00pt" fo:font-weight="normal" fo:font-family="'Times New Roman'" style:font-family-asian="'Times New Roman'" style:font-family-complex="'Times New Roman'" fo:background-color="transparent" style:use-window-font-color="true"/>
    </style:style>
    <style:style style:name="T54" style:family="text">
      <style:text-properties fo:font-size="12.00pt" fo:font-weight="bold" fo:font-family="'Times New Roman'" style:font-family-asian="'Times New Roman'" style:font-family-complex="'Times New Roman'" fo:background-color="transparent" style:use-window-font-color="true"/>
    </style:style>
    <style:style style:name="T55" style:family="text">
      <style:text-properties fo:font-size="12.00pt" fo:font-weight="normal" fo:font-family="'Times New Roman'" style:font-family-asian="'Times New Roman'" style:font-family-complex="'Times New Roman'" fo:background-color="transparent" style:use-window-font-color="true"/>
    </style:style>
    <style:style style:name="T56" style:family="text">
      <style:text-properties fo:font-size="12.00pt" fo:font-weight="bold" fo:font-family="'Times New Roman'" style:font-family-asian="'Times New Roman'" style:font-family-complex="'Times New Roman'" fo:background-color="transparent" style:use-window-font-color="true"/>
    </style:style>
    <style:style style:name="T57" style:family="text">
      <style:text-properties fo:font-size="12.00pt" fo:font-weight="normal" fo:font-family="'Times New Roman'" style:font-family-asian="'Times New Roman'" style:font-family-complex="'Times New Roman'" fo:background-color="transparent" style:use-window-font-color="true"/>
    </style:style>
    <style:style style:name="T58" style:family="text">
      <style:text-properties fo:font-size="12.00pt" fo:font-weight="bold" fo:font-family="'Times New Roman'" style:font-family-asian="'Times New Roman'" style:font-family-complex="'Times New Roman'" fo:background-color="transparent" style:use-window-font-color="true"/>
    </style:style>
    <style:style style:name="T59" style:family="text">
      <style:text-properties fo:font-size="12.00pt" fo:font-weight="normal" fo:font-family="'Times New Roman'" style:font-family-asian="'Times New Roman'" style:font-family-complex="'Times New Roman'" fo:background-color="transparent" style:use-window-font-color="true"/>
    </style:style>
    <style:style style:name="T60" style:family="text">
      <style:text-properties fo:font-size="12.00pt" fo:font-weight="bold" fo:font-family="'Times New Roman'" style:font-family-asian="'Times New Roman'" style:font-family-complex="'Times New Roman'" fo:background-color="transparent" style:use-window-font-color="true"/>
    </style:style>
    <style:style style:name="T61" style:family="text">
      <style:text-properties fo:font-size="12.00pt" fo:font-weight="normal" fo:font-family="'Times New Roman'" style:font-family-asian="'Times New Roman'" style:font-family-complex="'Times New Roman'" fo:background-color="transparent" style:use-window-font-color="true"/>
    </style:style>
    <style:style style:name="T62" style:family="text">
      <style:text-properties fo:font-size="12.00pt" fo:font-weight="bold" fo:font-family="'Times New Roman'" style:font-family-asian="'Times New Roman'" style:font-family-complex="'Times New Roman'" fo:background-color="transparent" style:use-window-font-color="true"/>
    </style:style>
    <style:style style:name="T63" style:family="text">
      <style:text-properties fo:font-size="12.00pt" fo:font-weight="normal" fo:font-family="'Times New Roman'" style:font-family-asian="'Times New Roman'" style:font-family-complex="'Times New Roman'" fo:background-color="transparent" style:use-window-font-color="true"/>
    </style:style>
    <style:style style:name="T64" style:family="text">
      <style:text-properties fo:font-size="12.00pt" fo:font-weight="bold" fo:font-family="'Times New Roman'" style:font-family-asian="'Times New Roman'" style:font-family-complex="'Times New Roman'" fo:background-color="transparent" style:use-window-font-color="true"/>
    </style:style>
    <style:style style:name="T65" style:family="text">
      <style:text-properties fo:font-size="12.00pt" fo:font-weight="normal" fo:font-family="'Times New Roman'" style:font-family-asian="'Times New Roman'" style:font-family-complex="'Times New Roman'" fo:background-color="transparent" style:use-window-font-color="true"/>
    </style:style>
    <style:style style:name="T66" style:family="text">
      <style:text-properties fo:font-size="12.00pt" fo:font-weight="bold" fo:font-family="'Times New Roman'" style:font-family-asian="'Times New Roman'" style:font-family-complex="'Times New Roman'" fo:background-color="transparent" style:use-window-font-color="true"/>
    </style:style>
    <style:style style:name="T67" style:family="text">
      <style:text-properties fo:font-size="11.00pt" fo:font-weight="normal" fo:font-family="Calibri" style:font-family-asian="Calibri" style:font-family-complex="Calibri" fo:background-color="transparent" style:use-window-font-color="true"/>
    </style:style>
    <style:style style:name="T68" style:family="text">
      <style:text-properties fo:font-size="12.00pt" fo:font-weight="bold" fo:font-family="'Times New Roman'" style:font-family-asian="'Times New Roman'" style:font-family-complex="'Times New Roman'" fo:background-color="transparent" style:use-window-font-color="true"/>
    </style:style>
    <style:style style:name="T69" style:family="text">
      <style:text-properties fo:font-size="12.00pt" fo:font-weight="normal" fo:font-family="'Times New Roman'" style:font-family-asian="'Times New Roman'" style:font-family-complex="'Times New Roman'" fo:background-color="transparent" style:use-window-font-color="true"/>
    </style:style>
    <style:style style:name="T70" style:family="text">
      <style:text-properties fo:font-size="11.00pt" fo:font-weight="normal" fo:font-family="Calibri" style:font-family-asian="Calibri" style:font-family-complex="Calibri" fo:background-color="transparent" style:use-window-font-color="true"/>
    </style:style>
    <style:style style:name="T71" style:family="text">
      <style:text-properties fo:font-size="12.00pt" fo:font-weight="normal" fo:font-family="'Times New Roman'" style:font-family-asian="'Times New Roman'" style:font-family-complex="'Times New Roman'" fo:background-color="transparent" style:use-window-font-color="true"/>
    </style:style>
    <style:style style:name="T72" style:family="text">
      <style:text-properties fo:font-size="11.00pt" fo:font-weight="normal" fo:font-family="Calibri" style:font-family-asian="Calibri" style:font-family-complex="Calibri" fo:background-color="transparent" style:use-window-font-color="true"/>
    </style:style>
    <style:style style:name="T73" style:family="text">
      <style:text-properties fo:font-size="12.00pt" fo:font-weight="normal" fo:font-family="'Times New Roman'" style:font-family-asian="'Times New Roman'" style:font-family-complex="'Times New Roman'" fo:background-color="transparent" style:use-window-font-color="true"/>
    </style:style>
    <style:style style:name="T74" style:family="text">
      <style:text-properties fo:font-size="11.00pt" fo:font-weight="normal" fo:font-family="Calibri" style:font-family-asian="Calibri" style:font-family-complex="Calibri" fo:background-color="transparent" style:use-window-font-color="true"/>
    </style:style>
    <style:style style:name="T75" style:family="text">
      <style:text-properties fo:font-size="12.00pt" fo:font-weight="normal" fo:font-family="'Times New Roman'" style:font-family-asian="'Times New Roman'" style:font-family-complex="'Times New Roman'" fo:background-color="transparent" style:use-window-font-color="true"/>
    </style:style>
    <style:style style:name="T76" style:family="text">
      <style:text-properties fo:font-size="12.00pt" fo:font-weight="bold" fo:font-family="'Times New Roman'" style:font-family-asian="'Times New Roman'" style:font-family-complex="'Times New Roman'" fo:background-color="transparent" style:use-window-font-color="true"/>
    </style:style>
    <style:style style:name="T77" style:family="text">
      <style:text-properties fo:font-size="12.00pt" fo:font-weight="normal" fo:font-family="'Times New Roman'" style:font-family-asian="'Times New Roman'" style:font-family-complex="'Times New Roman'" fo:background-color="transparent" style:use-window-font-color="true"/>
    </style:style>
    <style:style style:name="T78" style:family="text">
      <style:text-properties fo:font-size="11.00pt" fo:font-weight="normal" fo:font-family="Calibri" style:font-family-asian="Calibri" style:font-family-complex="Calibri" fo:background-color="transparent" style:use-window-font-color="true"/>
    </style:style>
    <style:style style:name="T79" style:family="text">
      <style:text-properties fo:font-size="12.00pt" fo:font-weight="bold" fo:font-family="'Times New Roman'" style:font-family-asian="'Times New Roman'" style:font-family-complex="'Times New Roman'" fo:background-color="transparent" style:use-window-font-color="true"/>
    </style:style>
    <style:style style:name="T80" style:family="text">
      <style:text-properties fo:font-size="12.00pt" fo:font-weight="normal" fo:font-family="'Times New Roman'" style:font-family-asian="'Times New Roman'" style:font-family-complex="'Times New Roman'" fo:background-color="transparent" style:use-window-font-color="true"/>
    </style:style>
    <style:style style:name="T81" style:family="text">
      <style:text-properties fo:font-size="12.00pt" fo:font-weight="bold" fo:font-family="'Times New Roman'" style:font-family-asian="'Times New Roman'" style:font-family-complex="'Times New Roman'" fo:background-color="transparent" style:use-window-font-color="true"/>
    </style:style>
    <style:style style:name="T82" style:family="text">
      <style:text-properties fo:font-size="12.00pt" fo:font-weight="normal" fo:font-family="'Times New Roman'" style:font-family-asian="'Times New Roman'" style:font-family-complex="'Times New Roman'" fo:background-color="transparent" style:use-window-font-color="true"/>
    </style:style>
    <style:style style:name="T83" style:family="text">
      <style:text-properties fo:font-size="12.00pt" fo:font-weight="bold" fo:font-family="'Times New Roman'" style:font-family-asian="'Times New Roman'" style:font-family-complex="'Times New Roman'" fo:background-color="transparent" style:use-window-font-color="true"/>
    </style:style>
    <style:style style:name="T84" style:family="text">
      <style:text-properties fo:font-size="12.00pt" fo:font-weight="normal" fo:font-family="'Times New Roman'" style:font-family-asian="'Times New Roman'" style:font-family-complex="'Times New Roman'" fo:background-color="transparent" style:use-window-font-color="true"/>
    </style:style>
    <style:style style:name="T85" style:family="text">
      <style:text-properties fo:font-size="12.00pt" fo:font-weight="bold" fo:font-family="'Times New Roman'" style:font-family-asian="'Times New Roman'" style:font-family-complex="'Times New Roman'" fo:background-color="transparent" style:use-window-font-color="true"/>
    </style:style>
    <style:style style:name="T86" style:family="text">
      <style:text-properties fo:font-size="12.00pt" fo:font-weight="normal" fo:font-family="'Times New Roman'" style:font-family-asian="'Times New Roman'" style:font-family-complex="'Times New Roman'" fo:background-color="transparent" style:use-window-font-color="true"/>
    </style:style>
    <style:style style:name="T87" style:family="text">
      <style:text-properties fo:font-size="12.00pt" fo:font-weight="bold" fo:font-family="'Times New Roman'" style:font-family-asian="'Times New Roman'" style:font-family-complex="'Times New Roman'" fo:background-color="transparent" style:use-window-font-color="true"/>
    </style:style>
    <style:style style:name="T88" style:family="text">
      <style:text-properties fo:font-size="12.00pt" fo:font-weight="normal" fo:font-family="'Times New Roman'" style:font-family-asian="'Times New Roman'" style:font-family-complex="'Times New Roman'" fo:background-color="transparent" style:use-window-font-color="true"/>
    </style:style>
    <style:style style:name="T89" style:family="text">
      <style:text-properties fo:font-size="12.00pt" fo:font-weight="bold" fo:font-family="'Times New Roman'" style:font-family-asian="'Times New Roman'" style:font-family-complex="'Times New Roman'" fo:background-color="transparent" style:use-window-font-color="true"/>
    </style:style>
    <style:style style:name="T90" style:family="text">
      <style:text-properties fo:font-size="12.00pt" fo:font-weight="normal" fo:font-family="'Times New Roman'" style:font-family-asian="'Times New Roman'" style:font-family-complex="'Times New Roman'" fo:background-color="transparent" style:use-window-font-color="true"/>
    </style:style>
    <style:style style:name="T91" style:family="text">
      <style:text-properties fo:font-size="11.00pt" fo:font-weight="normal" fo:font-family="Calibri" style:font-family-asian="Calibri" style:font-family-complex="Calibri" fo:background-color="transparent" style:use-window-font-color="true"/>
    </style:style>
    <style:style style:name="T92" style:family="text">
      <style:text-properties fo:font-size="12.00pt" fo:font-weight="bold" fo:font-family="'Times New Roman'" style:font-family-asian="'Times New Roman'" style:font-family-complex="'Times New Roman'" fo:background-color="transparent" style:use-window-font-color="true"/>
    </style:style>
    <style:style style:name="T93" style:family="text">
      <style:text-properties fo:font-size="12.00pt" fo:font-weight="normal" fo:font-family="'Times New Roman'" style:font-family-asian="'Times New Roman'" style:font-family-complex="'Times New Roman'" fo:background-color="transparent" style:use-window-font-color="true"/>
    </style:style>
    <style:style style:name="T94" style:family="text">
      <style:text-properties fo:font-size="11.00pt" fo:font-weight="normal" fo:font-family="Calibri" style:font-family-asian="Calibri" style:font-family-complex="Calibri" fo:background-color="transparent" style:use-window-font-color="true"/>
    </style:style>
    <style:style style:name="T95" style:family="text">
      <style:text-properties fo:font-size="12.00pt" fo:font-weight="bold" fo:font-family="'Times New Roman'" style:font-family-asian="'Times New Roman'" style:font-family-complex="'Times New Roman'" fo:background-color="transparent" style:use-window-font-color="true"/>
    </style:style>
    <style:style style:name="T96" style:family="text">
      <style:text-properties fo:font-size="12.00pt" fo:font-weight="normal" fo:font-family="'Times New Roman'" style:font-family-asian="'Times New Roman'" style:font-family-complex="'Times New Roman'" fo:background-color="transparent" style:use-window-font-color="true"/>
    </style:style>
    <style:style style:name="T97" style:family="text">
      <style:text-properties fo:font-size="11.00pt" fo:font-weight="normal" fo:font-family="Calibri" style:font-family-asian="Calibri" style:font-family-complex="Calibri" fo:background-color="transparent" style:use-window-font-color="true"/>
    </style:style>
    <style:style style:name="T98" style:family="text">
      <style:text-properties fo:font-size="12.00pt" fo:font-weight="normal" fo:font-family="'Times New Roman'" style:font-family-asian="'Times New Roman'" style:font-family-complex="'Times New Roman'" fo:background-color="transparent" style:use-window-font-color="true"/>
    </style:style>
    <style:style style:name="T99" style:family="text">
      <style:text-properties fo:font-size="12.00pt" fo:font-weight="bold" fo:font-family="'Times New Roman'" style:font-family-asian="'Times New Roman'" style:font-family-complex="'Times New Roman'" fo:background-color="transparent" style:use-window-font-color="true"/>
    </style:style>
    <style:style style:name="T100" style:family="text">
      <style:text-properties fo:font-size="12.00pt" fo:font-weight="normal" fo:font-family="'Times New Roman'" style:font-family-asian="'Times New Roman'" style:font-family-complex="'Times New Roman'" fo:background-color="transparent" style:use-window-font-color="true"/>
    </style:style>
    <style:style style:name="T101" style:family="text">
      <style:text-properties fo:font-size="11.00pt" fo:font-weight="normal" fo:font-family="Calibri" style:font-family-asian="Calibri" style:font-family-complex="Calibri" fo:background-color="transparent" style:use-window-font-color="true"/>
    </style:style>
    <style:style style:name="T102" style:family="text">
      <style:text-properties fo:font-size="14.00pt" fo:font-weight="bold" fo:font-family="'Times New Roman'" style:font-family-asian="'Times New Roman'" style:font-family-complex="'Times New Roman'" fo:background-color="transparent" style:use-window-font-color="true"/>
    </style:style>
    <style:style style:name="T103" style:family="text">
      <style:text-properties fo:font-size="11.00pt" fo:font-weight="normal" fo:font-family="Calibri" style:font-family-asian="Calibri" style:font-family-complex="Calibri" fo:background-color="transparent" style:use-window-font-color="true"/>
    </style:style>
    <style:style style:name="T104" style:family="text">
      <style:text-properties fo:font-size="12.00pt" fo:font-weight="bold" fo:font-family="'Times New Roman'" style:font-family-asian="'Times New Roman'" style:font-family-complex="'Times New Roman'" fo:background-color="transparent" style:use-window-font-color="true"/>
    </style:style>
    <style:style style:name="T105" style:family="text">
      <style:text-properties fo:font-size="12.00pt" fo:font-weight="normal" fo:font-family="'Times New Roman'" style:font-family-asian="'Times New Roman'" style:font-family-complex="'Times New Roman'" fo:background-color="transparent" style:use-window-font-color="true"/>
    </style:style>
    <style:style style:name="T106" style:family="text">
      <style:text-properties fo:font-size="11.00pt" fo:font-weight="normal" fo:font-family="Calibri" style:font-family-asian="Calibri" style:font-family-complex="Calibri" fo:background-color="transparent" style:use-window-font-color="true"/>
    </style:style>
    <style:style style:name="T107" style:family="text">
      <style:text-properties fo:font-size="12.00pt" fo:font-weight="bold" fo:font-family="'Times New Roman'" style:font-family-asian="'Times New Roman'" style:font-family-complex="'Times New Roman'" fo:background-color="transparent" style:use-window-font-color="true"/>
    </style:style>
    <style:style style:name="T108" style:family="text">
      <style:text-properties fo:font-size="12.00pt" fo:font-weight="normal" fo:font-family="'Times New Roman'" style:font-family-asian="'Times New Roman'" style:font-family-complex="'Times New Roman'" fo:background-color="transparent" style:use-window-font-color="true"/>
    </style:style>
    <style:style style:name="T109" style:family="text">
      <style:text-properties fo:font-size="11.00pt" fo:font-weight="normal" fo:font-family="Calibri" style:font-family-asian="Calibri" style:font-family-complex="Calibri" fo:background-color="transparent" style:use-window-font-color="true"/>
    </style:style>
    <style:style style:name="T110" style:family="text">
      <style:text-properties fo:font-size="12.00pt" fo:font-weight="bold" fo:font-family="'Times New Roman'" style:font-family-asian="'Times New Roman'" style:font-family-complex="'Times New Roman'" fo:background-color="transparent" style:use-window-font-color="true"/>
    </style:style>
    <style:style style:name="T111" style:family="text">
      <style:text-properties fo:font-size="12.00pt" fo:font-weight="normal" fo:font-family="'Times New Roman'" style:font-family-asian="'Times New Roman'" style:font-family-complex="'Times New Roman'" fo:background-color="transparent" style:use-window-font-color="true"/>
    </style:style>
    <style:style style:name="T112" style:family="text">
      <style:text-properties fo:font-size="12.00pt" fo:font-weight="bold" fo:font-family="'Times New Roman'" style:font-family-asian="'Times New Roman'" style:font-family-complex="'Times New Roman'" fo:background-color="transparent" style:use-window-font-color="true"/>
    </style:style>
    <style:style style:name="T113" style:family="text">
      <style:text-properties fo:font-size="12.00pt" fo:font-weight="normal" fo:font-family="'Times New Roman'" style:font-family-asian="'Times New Roman'" style:font-family-complex="'Times New Roman'" fo:background-color="transparent" style:use-window-font-color="true"/>
    </style:style>
    <style:style style:name="T114" style:family="text">
      <style:text-properties fo:font-size="12.00pt" fo:font-weight="bold" fo:font-family="'Times New Roman'" style:font-family-asian="'Times New Roman'" style:font-family-complex="'Times New Roman'" fo:background-color="transparent" style:use-window-font-color="true"/>
    </style:style>
    <style:style style:name="T115" style:family="text">
      <style:text-properties fo:font-size="12.00pt" fo:font-weight="normal" fo:font-family="'Times New Roman'" style:font-family-asian="'Times New Roman'" style:font-family-complex="'Times New Roman'" fo:background-color="transparent" style:use-window-font-color="true"/>
    </style:style>
    <style:style style:name="T116" style:family="text">
      <style:text-properties fo:font-size="11.00pt" fo:font-weight="normal" fo:font-family="Calibri" style:font-family-asian="Calibri" style:font-family-complex="Calibri" fo:background-color="transparent" style:use-window-font-color="true"/>
    </style:style>
    <style:style style:name="T117" style:family="text">
      <style:text-properties fo:font-size="12.00pt" fo:font-weight="bold" fo:font-family="'Times New Roman'" style:font-family-asian="'Times New Roman'" style:font-family-complex="'Times New Roman'" fo:background-color="transparent" style:use-window-font-color="true"/>
    </style:style>
    <style:style style:name="T118" style:family="text">
      <style:text-properties fo:font-size="12.00pt" fo:font-weight="normal" fo:font-family="'Times New Roman'" style:font-family-asian="'Times New Roman'" style:font-family-complex="'Times New Roman'" fo:background-color="transparent" style:use-window-font-color="true"/>
    </style:style>
    <style:style style:name="T119" style:family="text">
      <style:text-properties fo:font-size="11.00pt" fo:font-weight="normal" fo:font-family="Calibri" style:font-family-asian="Calibri" style:font-family-complex="Calibri" fo:background-color="transparent" style:use-window-font-color="true"/>
    </style:style>
    <style:style style:name="T120" style:family="text">
      <style:text-properties fo:font-size="12.00pt" fo:font-weight="bold" fo:font-family="'Times New Roman'" style:font-family-asian="'Times New Roman'" style:font-family-complex="'Times New Roman'" fo:background-color="transparent" style:use-window-font-color="true"/>
    </style:style>
    <style:style style:name="T121" style:family="text">
      <style:text-properties fo:font-size="12.00pt" fo:font-weight="normal" fo:font-family="'Times New Roman'" style:font-family-asian="'Times New Roman'" style:font-family-complex="'Times New Roman'" fo:background-color="transparent" style:use-window-font-color="true"/>
    </style:style>
    <style:style style:name="T122" style:family="text">
      <style:text-properties fo:font-size="11.00pt" fo:font-weight="normal" fo:font-family="Calibri" style:font-family-asian="Calibri" style:font-family-complex="Calibri" fo:background-color="transparent" style:use-window-font-color="true"/>
    </style:style>
    <style:style style:name="T123" style:family="text">
      <style:text-properties fo:font-size="12.00pt" fo:font-weight="bold" fo:font-family="'Times New Roman'" style:font-family-asian="'Times New Roman'" style:font-family-complex="'Times New Roman'" fo:background-color="transparent" style:use-window-font-color="true"/>
    </style:style>
    <style:style style:name="T124" style:family="text">
      <style:text-properties fo:font-size="12.00pt" fo:font-weight="normal" fo:font-family="'Times New Roman'" style:font-family-asian="'Times New Roman'" style:font-family-complex="'Times New Roman'" fo:background-color="transparent" style:use-window-font-color="true"/>
    </style:style>
    <style:style style:name="T125" style:family="text">
      <style:text-properties fo:font-size="11.00pt" fo:font-weight="normal" fo:font-family="Calibri" style:font-family-asian="Calibri" style:font-family-complex="Calibri" fo:background-color="transparent" style:use-window-font-color="true"/>
    </style:style>
    <style:style style:name="T126" style:family="text">
      <style:text-properties fo:font-size="14.00pt" fo:font-weight="bold" fo:font-family="'Times New Roman'" style:font-family-asian="'Times New Roman'" style:font-family-complex="'Times New Roman'" fo:background-color="transparent" style:use-window-font-color="true"/>
    </style:style>
    <style:style style:name="T127" style:family="text">
      <style:text-properties fo:font-size="11.00pt" fo:font-weight="normal" fo:font-family="Calibri" style:font-family-asian="Calibri" style:font-family-complex="Calibri" fo:background-color="transparent" style:use-window-font-color="true"/>
    </style:style>
    <style:style style:name="T128" style:family="text">
      <style:text-properties fo:font-size="12.00pt" fo:font-weight="bold" fo:font-family="'Times New Roman'" style:font-family-asian="'Times New Roman'" style:font-family-complex="'Times New Roman'" fo:background-color="transparent" style:use-window-font-color="true"/>
    </style:style>
    <style:style style:name="T129" style:family="text">
      <style:text-properties fo:font-size="12.00pt" fo:font-weight="normal" fo:font-family="'Times New Roman'" style:font-family-asian="'Times New Roman'" style:font-family-complex="'Times New Roman'" fo:background-color="transparent" style:use-window-font-color="true"/>
    </style:style>
    <style:style style:name="T130" style:family="text">
      <style:text-properties fo:font-size="12.00pt" fo:font-weight="bold" fo:font-family="'Times New Roman'" style:font-family-asian="'Times New Roman'" style:font-family-complex="'Times New Roman'" fo:background-color="transparent" style:use-window-font-color="true"/>
    </style:style>
    <style:style style:name="T131" style:family="text">
      <style:text-properties fo:font-size="12.00pt" fo:font-weight="normal" fo:font-family="'Times New Roman'" style:font-family-asian="'Times New Roman'" style:font-family-complex="'Times New Roman'" fo:background-color="transparent" style:use-window-font-color="true"/>
    </style:style>
    <style:style style:name="T132" style:family="text">
      <style:text-properties fo:font-size="11.00pt" fo:font-weight="normal" fo:font-family="Calibri" style:font-family-asian="Calibri" style:font-family-complex="Calibri" fo:background-color="transparent" style:use-window-font-color="true"/>
    </style:style>
    <style:style style:name="T133" style:family="text">
      <style:text-properties fo:font-size="14.00pt" fo:font-weight="bold" fo:font-family="'Times New Roman'" style:font-family-asian="'Times New Roman'" style:font-family-complex="'Times New Roman'" fo:background-color="transparent" style:use-window-font-color="true"/>
    </style:style>
    <style:style style:name="T134" style:family="text">
      <style:text-properties fo:font-size="11.00pt" fo:font-weight="normal" fo:font-family="Calibri" style:font-family-asian="Calibri" style:font-family-complex="Calibri" fo:background-color="transparent" style:use-window-font-color="true"/>
    </style:style>
    <style:style style:name="T135" style:family="text">
      <style:text-properties fo:font-size="12.00pt" fo:font-weight="bold" fo:font-family="'Times New Roman'" style:font-family-asian="'Times New Roman'" style:font-family-complex="'Times New Roman'" fo:background-color="transparent" style:use-window-font-color="true"/>
    </style:style>
    <style:style style:name="T136" style:family="text">
      <style:text-properties fo:font-size="14.00pt" fo:font-weight="bold" fo:font-family="'Times New Roman'" style:font-family-asian="'Times New Roman'" style:font-family-complex="'Times New Roman'" fo:background-color="transparent" style:use-window-font-color="true"/>
    </style:style>
    <style:style style:name="T137" style:family="text">
      <style:text-properties fo:font-size="11.00pt" fo:font-weight="normal" fo:font-family="Calibri" style:font-family-asian="Calibri" style:font-family-complex="Calibri" fo:background-color="transparent" style:use-window-font-color="true"/>
    </style:style>
    <style:style style:name="T138" style:family="text">
      <style:text-properties fo:font-size="12.00pt" fo:font-weight="normal" fo:font-family="'Times New Roman'" style:font-family-asian="'Times New Roman'" style:font-family-complex="'Times New Roman'" fo:background-color="transparent" style:use-window-font-color="true"/>
    </style:style>
    <style:style style:name="T139" style:family="text">
      <style:text-properties fo:font-size="11.00pt" fo:font-weight="normal" fo:font-family="Calibri" style:font-family-asian="Calibri" style:font-family-complex="Calibri" fo:background-color="transparent" style:use-window-font-color="true"/>
    </style:style>
    <style:style style:name="T140" style:family="text">
      <style:text-properties fo:font-size="12.00pt" fo:font-weight="normal" fo:font-family="'Times New Roman'" style:font-family-asian="'Times New Roman'" style:font-family-complex="'Times New Roman'" fo:background-color="transparent" style:use-window-font-color="true"/>
    </style:style>
    <style:style style:name="T141" style:family="text">
      <style:text-properties fo:font-size="11.00pt" fo:font-weight="normal" fo:font-family="Calibri" style:font-family-asian="Calibri" style:font-family-complex="Calibri" fo:background-color="transparent" style:use-window-font-color="true"/>
    </style:style>
    <style:style style:name="T142" style:family="text">
      <style:text-properties fo:font-size="12.00pt" fo:font-weight="bold" fo:font-family="'Times New Roman'" style:font-family-asian="'Times New Roman'" style:font-family-complex="'Times New Roman'" fo:background-color="transparent" style:use-window-font-color="true"/>
    </style:style>
    <style:style style:name="T143" style:family="text">
      <style:text-properties fo:font-size="12.00pt" fo:font-weight="normal" fo:font-family="'Times New Roman'" style:font-family-asian="'Times New Roman'" style:font-family-complex="'Times New Roman'" fo:background-color="transparent" style:use-window-font-color="true"/>
    </style:style>
    <style:style style:name="T144" style:family="text">
      <style:text-properties fo:font-size="11.00pt" fo:font-weight="normal" fo:font-family="Calibri" style:font-family-asian="Calibri" style:font-family-complex="Calibri" fo:background-color="transparent" style:use-window-font-color="true"/>
    </style:style>
    <style:style style:name="T145" style:family="text">
      <style:text-properties fo:font-size="12.00pt" fo:font-weight="normal" fo:font-family="'Times New Roman'" style:font-family-asian="'Times New Roman'" style:font-family-complex="'Times New Roman'" fo:background-color="transparent" style:use-window-font-color="true"/>
    </style:style>
    <style:style style:name="T146" style:family="text">
      <style:text-properties fo:font-size="11.00pt" fo:font-weight="normal" fo:font-family="Calibri" style:font-family-asian="Calibri" style:font-family-complex="Calibri" fo:background-color="transparent" style:use-window-font-color="true"/>
    </style:style>
    <style:style style:name="T147" style:family="text">
      <style:text-properties fo:font-size="12.00pt" fo:font-weight="normal" fo:font-family="'Times New Roman'" style:font-family-asian="'Times New Roman'" style:font-family-complex="'Times New Roman'" fo:background-color="transparent" style:use-window-font-color="true"/>
    </style:style>
    <style:style style:name="T148" style:family="text">
      <style:text-properties fo:font-size="11.00pt" fo:font-weight="normal" fo:font-family="Calibri" style:font-family-asian="Calibri" style:font-family-complex="Calibri" fo:background-color="transparent" style:use-window-font-color="true"/>
    </style:style>
    <style:style style:name="T149" style:family="text">
      <style:text-properties fo:font-size="12.00pt" fo:font-weight="normal" fo:font-family="'Times New Roman'" style:font-family-asian="'Times New Roman'" style:font-family-complex="'Times New Roman'" fo:background-color="transparent" style:use-window-font-color="true"/>
    </style:style>
    <style:style style:name="T150" style:family="text">
      <style:text-properties fo:font-size="12.00pt" fo:font-weight="normal" fo:font-family="'Times New Roman'" style:font-family-asian="'Times New Roman'" style:font-family-complex="'Times New Roman'" fo:background-color="transparent" style:use-window-font-color="true"/>
    </style:style>
    <style:style style:name="T151" style:family="text">
      <style:text-properties fo:font-size="12.00pt" fo:font-weight="normal" fo:font-family="'Times New Roman'" style:font-family-asian="'Times New Roman'" style:font-family-complex="'Times New Roman'" fo:background-color="transparent" style:use-window-font-color="true"/>
    </style:style>
    <style:style style:name="T152" style:family="text">
      <style:text-properties fo:font-size="14.00pt" fo:font-weight="bold" fo:font-family="'Times New Roman'" style:font-family-asian="'Times New Roman'" style:font-family-complex="'Times New Roman'" fo:background-color="transparent" style:use-window-font-color="true"/>
    </style:style>
    <style:style style:name="T153" style:family="text">
      <style:text-properties fo:font-size="11.00pt" fo:font-weight="normal" fo:font-family="Calibri" style:font-family-asian="Calibri" style:font-family-complex="Calibri" fo:background-color="transparent" style:use-window-font-color="true"/>
    </style:style>
    <style:style style:name="T154" style:family="text">
      <style:text-properties fo:font-size="12.00pt" fo:font-weight="bold" fo:font-family="'Times New Roman'" style:font-family-asian="'Times New Roman'" style:font-family-complex="'Times New Roman'" fo:background-color="transparent" style:use-window-font-color="true"/>
    </style:style>
    <style:style style:name="T155" style:family="text">
      <style:text-properties fo:font-size="11.00pt" fo:font-weight="normal" fo:font-family="Calibri" style:font-family-asian="Calibri" style:font-family-complex="Calibri" fo:background-color="transparent" style:use-window-font-color="true"/>
    </style:style>
    <style:style style:name="T156" style:family="text">
      <style:text-properties fo:font-size="12.00pt" fo:font-weight="bold" fo:font-family="'Times New Roman'" style:font-family-asian="'Times New Roman'" style:font-family-complex="'Times New Roman'" fo:background-color="transparent" style:use-window-font-color="true"/>
    </style:style>
    <style:style style:name="T157" style:family="text">
      <style:text-properties fo:font-size="12.00pt" fo:font-weight="normal" fo:font-family="'Times New Roman'" style:font-family-asian="'Times New Roman'" style:font-family-complex="'Times New Roman'" fo:background-color="transparent" style:use-window-font-color="true"/>
    </style:style>
    <style:style style:name="T158" style:family="text">
      <style:text-properties fo:font-size="11.00pt" fo:font-weight="normal" fo:font-family="Calibri" style:font-family-asian="Calibri" style:font-family-complex="Calibri" fo:background-color="transparent" style:use-window-font-color="true"/>
    </style:style>
    <style:style style:name="T159" style:family="text">
      <style:text-properties fo:font-size="12.00pt" fo:font-weight="bold" fo:font-family="'Times New Roman'" style:font-family-asian="'Times New Roman'" style:font-family-complex="'Times New Roman'" fo:background-color="transparent" style:use-window-font-color="true"/>
    </style:style>
    <style:style style:name="T160" style:family="text">
      <style:text-properties fo:font-size="12.00pt" fo:font-weight="normal" fo:font-family="'Times New Roman'" style:font-family-asian="'Times New Roman'" style:font-family-complex="'Times New Roman'" fo:background-color="transparent" style:use-window-font-color="true"/>
    </style:style>
    <style:style style:name="T161" style:family="text">
      <style:text-properties fo:font-size="12.00pt" fo:font-weight="bold" fo:font-family="'Times New Roman'" style:font-family-asian="'Times New Roman'" style:font-family-complex="'Times New Roman'" fo:background-color="transparent" style:use-window-font-color="true"/>
    </style:style>
    <style:style style:name="T162" style:family="text">
      <style:text-properties fo:font-size="12.00pt" fo:font-weight="normal" fo:font-family="'Times New Roman'" style:font-family-asian="'Times New Roman'" style:font-family-complex="'Times New Roman'" fo:background-color="transparent" style:use-window-font-color="true"/>
    </style:style>
    <style:style style:name="T163" style:family="text">
      <style:text-properties fo:font-size="11.00pt" fo:font-weight="normal" fo:font-family="Calibri" style:font-family-asian="Calibri" style:font-family-complex="Calibri" fo:background-color="transparent" style:use-window-font-color="true"/>
    </style:style>
    <style:style style:name="T164" style:family="text">
      <style:text-properties fo:font-size="12.00pt" fo:font-weight="bold" fo:font-family="'Times New Roman'" style:font-family-asian="'Times New Roman'" style:font-family-complex="'Times New Roman'" fo:background-color="transparent" style:use-window-font-color="true"/>
    </style:style>
    <style:style style:name="T165" style:family="text">
      <style:text-properties fo:font-size="12.00pt" fo:font-weight="normal" fo:font-family="'Times New Roman'" style:font-family-asian="'Times New Roman'" style:font-family-complex="'Times New Roman'" fo:background-color="transparent" style:use-window-font-color="true"/>
    </style:style>
    <style:style style:name="T166" style:family="text">
      <style:text-properties fo:font-size="12.00pt" fo:font-weight="bold" fo:font-family="'Times New Roman'" style:font-family-asian="'Times New Roman'" style:font-family-complex="'Times New Roman'" fo:background-color="transparent" style:use-window-font-color="true"/>
    </style:style>
    <style:style style:name="T167" style:family="text">
      <style:text-properties fo:font-size="12.00pt" fo:font-weight="normal" fo:font-family="'Times New Roman'" style:font-family-asian="'Times New Roman'" style:font-family-complex="'Times New Roman'" fo:background-color="transparent" style:use-window-font-color="true"/>
    </style:style>
    <style:style style:name="T168" style:family="text">
      <style:text-properties fo:font-size="12.00pt" fo:font-weight="bold" fo:font-family="'Times New Roman'" style:font-family-asian="'Times New Roman'" style:font-family-complex="'Times New Roman'" fo:background-color="transparent" style:use-window-font-color="true"/>
    </style:style>
    <style:style style:name="T169" style:family="text">
      <style:text-properties fo:font-size="12.00pt" fo:font-weight="normal" fo:font-family="'Times New Roman'" style:font-family-asian="'Times New Roman'" style:font-family-complex="'Times New Roman'" fo:background-color="transparent" style:use-window-font-color="true"/>
    </style:style>
    <style:style style:name="T170" style:family="text">
      <style:text-properties fo:font-size="12.00pt" fo:font-weight="bold" fo:font-family="'Times New Roman'" style:font-family-asian="'Times New Roman'" style:font-family-complex="'Times New Roman'" fo:background-color="transparent" style:use-window-font-color="true"/>
    </style:style>
    <style:style style:name="T171" style:family="text">
      <style:text-properties fo:font-size="12.00pt" fo:font-weight="normal" fo:font-family="'Times New Roman'" style:font-family-asian="'Times New Roman'" style:font-family-complex="'Times New Roman'" fo:background-color="transparent" style:use-window-font-color="true"/>
    </style:style>
    <style:style style:name="T172" style:family="text">
      <style:text-properties fo:font-size="12.00pt" fo:font-weight="bold" fo:font-family="'Times New Roman'" style:font-family-asian="'Times New Roman'" style:font-family-complex="'Times New Roman'" fo:background-color="transparent" style:use-window-font-color="true"/>
    </style:style>
    <style:style style:name="T173" style:family="text">
      <style:text-properties fo:font-size="12.00pt" fo:font-weight="normal" fo:font-family="'Times New Roman'" style:font-family-asian="'Times New Roman'" style:font-family-complex="'Times New Roman'" fo:background-color="transparent" style:use-window-font-color="true"/>
    </style:style>
    <style:style style:name="T174" style:family="text">
      <style:text-properties fo:font-size="12.00pt" fo:font-weight="bold" fo:font-family="'Times New Roman'" style:font-family-asian="'Times New Roman'" style:font-family-complex="'Times New Roman'" fo:background-color="transparent" style:use-window-font-color="true"/>
    </style:style>
    <style:style style:name="T175" style:family="text">
      <style:text-properties fo:font-size="12.00pt" fo:font-weight="normal" fo:font-family="'Times New Roman'" style:font-family-asian="'Times New Roman'" style:font-family-complex="'Times New Roman'" fo:background-color="transparent" style:use-window-font-color="true"/>
    </style:style>
    <style:style style:name="T176" style:family="text">
      <style:text-properties fo:font-size="12.00pt" fo:font-weight="bold" fo:font-family="'Times New Roman'" style:font-family-asian="'Times New Roman'" style:font-family-complex="'Times New Roman'" fo:background-color="transparent" style:use-window-font-color="true"/>
    </style:style>
    <style:style style:name="T177" style:family="text">
      <style:text-properties fo:font-size="12.00pt" fo:font-weight="normal" fo:font-family="'Times New Roman'" style:font-family-asian="'Times New Roman'" style:font-family-complex="'Times New Roman'" fo:background-color="transparent" style:use-window-font-color="true"/>
    </style:style>
    <style:style style:name="T178" style:family="text">
      <style:text-properties fo:font-size="12.00pt" fo:font-weight="bold" fo:font-family="'Times New Roman'" style:font-family-asian="'Times New Roman'" style:font-family-complex="'Times New Roman'" fo:background-color="transparent" style:use-window-font-color="true"/>
    </style:style>
    <style:style style:name="T179" style:family="text">
      <style:text-properties fo:font-size="12.00pt" fo:font-weight="normal" fo:font-family="'Times New Roman'" style:font-family-asian="'Times New Roman'" style:font-family-complex="'Times New Roman'" fo:background-color="transparent" style:use-window-font-color="true"/>
    </style:style>
    <style:style style:name="T180" style:family="text">
      <style:text-properties fo:font-size="11.00pt" fo:font-weight="normal" fo:font-family="Calibri" style:font-family-asian="Calibri" style:font-family-complex="Calibri" fo:background-color="transparent" style:use-window-font-color="true"/>
    </style:style>
    <style:style style:name="T181" style:family="text">
      <style:text-properties fo:font-size="12.00pt" fo:font-weight="bold" fo:font-family="'Times New Roman'" style:font-family-asian="'Times New Roman'" style:font-family-complex="'Times New Roman'" fo:background-color="transparent" style:use-window-font-color="true"/>
    </style:style>
    <style:style style:name="T182" style:family="text">
      <style:text-properties fo:font-size="12.00pt" fo:font-weight="normal" fo:font-family="'Times New Roman'" style:font-family-asian="'Times New Roman'" style:font-family-complex="'Times New Roman'" fo:background-color="transparent" style:use-window-font-color="true"/>
    </style:style>
    <style:style style:name="T183" style:family="text">
      <style:text-properties fo:font-size="12.00pt" fo:font-weight="bold" fo:font-family="'Times New Roman'" style:font-family-asian="'Times New Roman'" style:font-family-complex="'Times New Roman'" fo:background-color="transparent" style:use-window-font-color="true"/>
    </style:style>
    <style:style style:name="T184" style:family="text">
      <style:text-properties fo:font-size="12.00pt" fo:font-weight="normal" fo:font-family="'Times New Roman'" style:font-family-asian="'Times New Roman'" style:font-family-complex="'Times New Roman'" fo:background-color="transparent" style:use-window-font-color="true"/>
    </style:style>
    <style:style style:name="T185" style:family="text">
      <style:text-properties fo:font-size="12.00pt" fo:font-weight="bold" fo:font-family="'Times New Roman'" style:font-family-asian="'Times New Roman'" style:font-family-complex="'Times New Roman'" fo:background-color="transparent" style:use-window-font-color="true"/>
    </style:style>
    <style:style style:name="T186" style:family="text">
      <style:text-properties fo:font-size="12.00pt" fo:font-weight="normal" fo:font-family="'Times New Roman'" style:font-family-asian="'Times New Roman'" style:font-family-complex="'Times New Roman'" fo:background-color="transparent" style:use-window-font-color="true"/>
    </style:style>
    <style:style style:name="T187" style:family="text">
      <style:text-properties fo:font-size="12.00pt" fo:font-weight="bold" fo:font-family="'Times New Roman'" style:font-family-asian="'Times New Roman'" style:font-family-complex="'Times New Roman'" fo:background-color="transparent" style:use-window-font-color="true"/>
    </style:style>
    <style:style style:name="T188" style:family="text">
      <style:text-properties fo:font-size="12.00pt" fo:font-weight="normal" fo:font-family="'Times New Roman'" style:font-family-asian="'Times New Roman'" style:font-family-complex="'Times New Roman'" fo:background-color="transparent" style:use-window-font-color="true"/>
    </style:style>
    <style:style style:name="T189" style:family="text">
      <style:text-properties fo:font-size="12.00pt" fo:font-weight="bold" fo:font-family="'Times New Roman'" style:font-family-asian="'Times New Roman'" style:font-family-complex="'Times New Roman'" fo:background-color="transparent" style:use-window-font-color="true"/>
    </style:style>
    <style:style style:name="T190" style:family="text">
      <style:text-properties fo:font-size="12.00pt" fo:font-weight="normal" fo:font-family="'Times New Roman'" style:font-family-asian="'Times New Roman'" style:font-family-complex="'Times New Roman'" fo:background-color="transparent" style:use-window-font-color="true"/>
    </style:style>
    <style:style style:name="T191" style:family="text">
      <style:text-properties fo:font-size="12.00pt" fo:font-weight="bold" fo:font-family="'Times New Roman'" style:font-family-asian="'Times New Roman'" style:font-family-complex="'Times New Roman'" fo:background-color="transparent" style:use-window-font-color="true"/>
    </style:style>
    <style:style style:name="T192" style:family="text">
      <style:text-properties fo:font-size="12.00pt" fo:font-weight="normal" fo:font-family="'Times New Roman'" style:font-family-asian="'Times New Roman'" style:font-family-complex="'Times New Roman'" fo:background-color="transparent" style:use-window-font-color="true"/>
    </style:style>
    <style:style style:name="T193" style:family="text">
      <style:text-properties fo:font-size="12.00pt" fo:font-weight="bold" fo:font-family="'Times New Roman'" style:font-family-asian="'Times New Roman'" style:font-family-complex="'Times New Roman'" fo:background-color="transparent" style:use-window-font-color="true"/>
    </style:style>
    <style:style style:name="T194" style:family="text">
      <style:text-properties fo:font-size="12.00pt" fo:font-weight="normal" fo:font-family="'Times New Roman'" style:font-family-asian="'Times New Roman'" style:font-family-complex="'Times New Roman'" fo:background-color="transparent" style:use-window-font-color="true"/>
    </style:style>
    <style:style style:name="T195" style:family="text">
      <style:text-properties fo:font-size="12.00pt" fo:font-weight="bold" fo:font-family="'Times New Roman'" style:font-family-asian="'Times New Roman'" style:font-family-complex="'Times New Roman'" fo:background-color="transparent" style:use-window-font-color="true"/>
    </style:style>
    <style:style style:name="T196" style:family="text">
      <style:text-properties fo:font-size="12.00pt" fo:font-weight="normal" fo:font-family="'Times New Roman'" style:font-family-asian="'Times New Roman'" style:font-family-complex="'Times New Roman'" fo:background-color="transparent" style:use-window-font-color="true"/>
    </style:style>
    <style:style style:name="T197"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00.00%" fo:text-align="center"/>
    </style:style>
    <style:style style:name="P2" style:family="paragraph">
      <style:paragraph-properties fo:line-height="100.00%" fo:text-align="left"/>
    </style:style>
    <style:style style:name="P3" style:family="paragraph">
      <style:paragraph-properties fo:line-height="100.00%" fo:text-align="left"/>
    </style:style>
    <style:style style:name="P4" style:family="paragraph">
      <style:paragraph-properties fo:line-height="100.00%" fo:text-align="left"/>
    </style:style>
    <style:style style:name="P5" style:family="paragraph">
      <style:paragraph-properties fo:line-height="100.00%" fo:text-align="left"/>
    </style:style>
    <style:style style:name="P6" style:family="paragraph">
      <style:paragraph-properties fo:line-height="100.00%" fo:text-align="left"/>
    </style:style>
    <style:style style:name="P7" style:family="paragraph">
      <style:paragraph-properties fo:line-height="100.00%" fo:text-align="left"/>
    </style:style>
    <style:style style:name="P8" style:family="paragraph">
      <style:paragraph-properties fo:line-height="100.00%" fo:text-align="left"/>
    </style:style>
    <style:style style:name="P9" style:family="paragraph">
      <style:paragraph-properties fo:line-height="100.00%" fo:text-align="left"/>
    </style:style>
    <style:style style:name="P10" style:family="paragraph">
      <style:paragraph-properties fo:line-height="100.00%" fo:text-align="center"/>
    </style:style>
    <style:style style:name="P11" style:family="paragraph">
      <style:paragraph-properties fo:line-height="100.00%" fo:text-align="left"/>
    </style:style>
    <style:style style:name="P12" style:family="paragraph">
      <style:paragraph-properties fo:line-height="100.00%" fo:text-align="left"/>
    </style:style>
    <style:style style:name="P13" style:family="paragraph">
      <style:paragraph-properties fo:line-height="100.00%" fo:text-align="left"/>
    </style:style>
    <style:style style:name="P14" style:family="paragraph">
      <style:paragraph-properties fo:line-height="100.00%" fo:text-align="left"/>
    </style:style>
    <style:style style:name="P15" style:family="paragraph">
      <style:paragraph-properties fo:line-height="100.00%" fo:text-align="left"/>
    </style:style>
    <style:style style:name="P16" style:family="paragraph">
      <style:paragraph-properties fo:line-height="100.00%" fo:text-align="left"/>
    </style:style>
    <style:style style:name="P17" style:family="paragraph">
      <style:paragraph-properties fo:line-height="100.00%" fo:text-align="left"/>
    </style:style>
    <style:style style:name="P18" style:family="paragraph">
      <style:paragraph-properties fo:line-height="100.00%" fo:text-align="left"/>
    </style:style>
    <style:style style:name="P19" style:family="paragraph">
      <style:paragraph-properties fo:line-height="100.00%" fo:text-align="left"/>
    </style:style>
    <style:style style:name="P20" style:family="paragraph">
      <style:paragraph-properties fo:line-height="100.00%" fo:text-align="left"/>
    </style:style>
    <style:style style:name="P21" style:family="paragraph">
      <style:paragraph-properties fo:line-height="100.00%" fo:text-align="left"/>
    </style:style>
    <style:style style:name="P22" style:family="paragraph">
      <style:paragraph-properties fo:line-height="100.00%" fo:text-align="left"/>
    </style:style>
    <style:style style:name="P23" style:family="paragraph">
      <style:paragraph-properties fo:line-height="100.00%" fo:text-align="left"/>
    </style:style>
    <style:style style:name="P24" style:family="paragraph">
      <style:paragraph-properties fo:line-height="100.00%" fo:text-align="left"/>
    </style:style>
    <style:style style:name="P25" style:family="paragraph">
      <style:paragraph-properties fo:line-height="100.00%" fo:text-align="left"/>
    </style:style>
    <style:style style:name="P26" style:family="paragraph">
      <style:paragraph-properties fo:line-height="100.00%" fo:text-align="left"/>
    </style:style>
    <style:style style:name="P27" style:family="paragraph">
      <style:paragraph-properties fo:line-height="100.00%" fo:text-align="left"/>
    </style:style>
    <style:style style:name="P28" style:family="paragraph">
      <style:paragraph-properties fo:line-height="100.00%" fo:text-align="left"/>
    </style:style>
    <style:style style:name="P29" style:family="paragraph">
      <style:paragraph-properties fo:line-height="100.00%" fo:text-align="left"/>
    </style:style>
    <style:style style:name="P30" style:family="paragraph">
      <style:paragraph-properties fo:line-height="100.00%" fo:text-align="left"/>
    </style:style>
    <style:style style:name="P31" style:family="paragraph">
      <style:paragraph-properties fo:line-height="100.00%" fo:text-align="left"/>
    </style:style>
    <style:style style:name="P32" style:family="paragraph">
      <style:paragraph-properties fo:line-height="100.00%" fo:text-align="left"/>
    </style:style>
    <style:style style:name="P33" style:family="paragraph">
      <style:paragraph-properties fo:line-height="100.00%" fo:text-align="center"/>
    </style:style>
    <style:style style:name="P34" style:family="paragraph">
      <style:paragraph-properties fo:line-height="100.00%" fo:text-align="left"/>
    </style:style>
    <style:style style:name="P35" style:family="paragraph">
      <style:paragraph-properties fo:line-height="100.00%" fo:text-align="left"/>
    </style:style>
    <style:style style:name="P36" style:family="paragraph">
      <style:paragraph-properties fo:line-height="100.00%" fo:text-align="left"/>
    </style:style>
    <style:style style:name="P37" style:family="paragraph">
      <style:paragraph-properties fo:line-height="100.00%" fo:text-align="left"/>
    </style:style>
    <style:style style:name="P38" style:family="paragraph">
      <style:paragraph-properties fo:line-height="100.00%" fo:text-align="left"/>
    </style:style>
    <style:style style:name="P39" style:family="paragraph">
      <style:paragraph-properties fo:line-height="100.00%" fo:text-align="left"/>
    </style:style>
    <style:style style:name="P40" style:family="paragraph">
      <style:paragraph-properties fo:line-height="100.00%" fo:text-align="left"/>
    </style:style>
    <style:style style:name="P41" style:family="paragraph">
      <style:paragraph-properties fo:line-height="100.00%" fo:text-align="left"/>
    </style:style>
    <style:style style:name="P42" style:family="paragraph">
      <style:paragraph-properties fo:line-height="100.00%" fo:text-align="left"/>
    </style:style>
    <style:style style:name="P43" style:family="paragraph">
      <style:paragraph-properties fo:line-height="100.00%" fo:text-align="center"/>
    </style:style>
    <style:style style:name="P44" style:family="paragraph">
      <style:paragraph-properties fo:line-height="100.00%" fo:text-align="left"/>
    </style:style>
    <style:style style:name="P45" style:family="paragraph">
      <style:paragraph-properties fo:line-height="100.00%" fo:text-align="left"/>
    </style:style>
    <style:style style:name="P46" style:family="paragraph">
      <style:paragraph-properties fo:line-height="100.00%" fo:text-align="left"/>
    </style:style>
    <style:style style:name="P47" style:family="paragraph">
      <style:paragraph-properties fo:line-height="100.00%" fo:text-align="center"/>
    </style:style>
    <style:style style:name="P48" style:family="paragraph">
      <style:paragraph-properties fo:line-height="100.00%" fo:text-align="left"/>
    </style:style>
    <style:style style:name="P49" style:family="paragraph">
      <style:paragraph-properties fo:line-height="100.00%" fo:text-align="left"/>
    </style:style>
    <style:style style:name="P50" style:family="paragraph">
      <style:paragraph-properties fo:line-height="100.00%" fo:text-align="left"/>
    </style:style>
    <style:style style:name="P51" style:family="paragraph">
      <style:paragraph-properties fo:line-height="100.00%" fo:text-align="center"/>
    </style:style>
    <style:style style:name="P52" style:family="paragraph">
      <style:paragraph-properties fo:line-height="100.00%" fo:text-align="left"/>
    </style:style>
    <style:style style:name="P53" style:family="paragraph">
      <style:paragraph-properties fo:line-height="100.00%" fo:text-align="left"/>
    </style:style>
    <style:style style:name="P54" style:family="paragraph">
      <style:paragraph-properties fo:line-height="100.00%" fo:text-align="left"/>
    </style:style>
    <style:style style:name="P55" style:family="paragraph">
      <style:paragraph-properties fo:line-height="100.00%" fo:text-align="left"/>
    </style:style>
    <style:style style:name="P56" style:family="paragraph">
      <style:paragraph-properties fo:line-height="100.00%" fo:text-align="left"/>
    </style:style>
    <style:style style:name="P57" style:family="paragraph">
      <style:paragraph-properties fo:line-height="100.00%" fo:text-align="left"/>
    </style:style>
  </office:automatic-styles>
  <office:body>
    <office:text>
      <text:p text:style-name="P1"><text:span text:style-name="T1"/></text:p>
      <text:p text:style-name="P1"><text:span text:style-name="T2">Pipeline Responsibilities</text:span></text:p>
      <text:p text:style-name="P1"><text:span text:style-name="T3"/></text:p>
      <text:p text:style-name="P2"><text:span text:style-name="T4">Concept Artist</text:span></text:p>
      <text:p text:style-name="P3"><text:span text:style-name="T4"><text:tab/></text:span><text:span text:style-name="T5">Create visually interesting designs based on the projects requirements. Should be prepared to execute multiple variations. Artist needs a basic understanding of the other positions in order to design for “what works”. </text:span></text:p>
      <text:p text:style-name="P4"><text:span text:style-name="T5"><text:tab/>Icons </text:span></text:p>
      <text:p text:style-name="P4"><text:span text:style-name="T6"/></text:p>
      <text:p text:style-name="P4"><text:span text:style-name="T7">Modeler</text:span></text:p>
      <text:p text:style-name="P4"><text:span text:style-name="T8"><text:tab/>Model / Models</text:span></text:p>
      <text:p text:style-name="P4"><text:span text:style-name="T8"><text:tab/>UV's (consult with Texture artist.)</text:span></text:p>
      <text:p text:style-name="P4"><text:span text:style-name="T8"><text:tab/>Various Effect Models</text:span></text:p>
      <text:p text:style-name="P4"><text:span text:style-name="T8"><text:tab/>Create, export and setup all LODs</text:span></text:p>
      <text:p text:style-name="P4"><text:span text:style-name="T8"><text:tab/></text:span></text:p>
      <text:p text:style-name="P4"><text:span text:style-name="T9">Technical Artist</text:span></text:p>
      <text:p text:style-name="P5"><text:span text:style-name="T9"><text:tab/></text:span><text:span text:style-name="T10">Rigging</text:span></text:p>
      <text:p text:style-name="P6"><text:span text:style-name="T10"><text:tab/>Export of Base Model</text:span></text:p>
      <text:p text:style-name="P6"><text:span text:style-name="T10"><text:tab/>Model Quality Control</text:span></text:p>
      <text:p text:style-name="P6"><text:span text:style-name="T10"><text:tab/>Effects ( models, scripts etc)</text:span></text:p>
      <text:p text:style-name="P6"><text:span text:style-name="T11"/></text:p>
      <text:p text:style-name="P6"><text:span text:style-name="T12">Texture Artist</text:span></text:p>
      <text:p text:style-name="P6"><text:span text:style-name="T13"><text:tab/>UV optimization</text:span></text:p>
      <text:p text:style-name="P6"><text:span text:style-name="T13"><text:tab/>Possible model tweaks</text:span></text:p>
      <text:p text:style-name="P6"><text:span text:style-name="T13"><text:tab/>Effect Textures</text:span></text:p>
      <text:p text:style-name="P7"><text:span text:style-name="T14"><text:tab/></text:span><text:span text:style-name="T15">Texture</text:span></text:p>
      <text:p text:style-name="P8"><text:span text:style-name="T15"><text:tab/> Icons</text:span></text:p>
      <text:p text:style-name="P8"><text:span text:style-name="T16"/></text:p>
      <text:p text:style-name="P8"><text:span text:style-name="T17">Animator</text:span></text:p>
      <text:p text:style-name="P8"><text:span text:style-name="T18"><text:tab/>All animations</text:span></text:p>
      <text:p text:style-name="P8"><text:span text:style-name="T18"><text:tab/>Exporting of all clips</text:span></text:p>
      <text:p text:style-name="P8"><text:span text:style-name="T18"><text:tab/>MDF configuration and quality control</text:span></text:p>
      <text:p text:style-name="P9"><text:span text:style-name="T19"><text:tab/></text:span><text:span text:style-name="T20">Re-exporting clips and adding new animations</text:span></text:p>
      <text:p text:style-name="P9"><text:span text:style-name="T21"/></text:p>
      <text:p text:style-name="P9"><text:span text:style-name="T21"/></text:p>
      <text:p text:style-name="P9"><text:span text:style-name="T21"/></text:p>
      <text:p text:style-name="P10"><text:span text:style-name="T22">Project Organization</text:span></text:p>
      <text:p text:style-name="P10"><text:span text:style-name="T23"/></text:p>
      <text:p text:style-name="P11"><text:span text:style-name="T24">Naming Conventions:</text:span></text:p>
      <text:p text:style-name="P11"><text:span text:style-name="T24"><text:tab/></text:span></text:p>
      <text:p text:style-name="P12"><text:span text:style-name="T24"><text:tab/></text:span><text:span text:style-name="T25">All! Filenames must use lower case letters only with no spaces. ALWAYS lowercase!.</text:span></text:p>
      <text:p text:style-name="P12"><text:span text:style-name="T26"><text:tab/></text:span></text:p>
      <text:p text:style-name="P13"><text:span text:style-name="T27"><text:tab/>main definition <text:tab/>model.mdf</text:span></text:p>
      <text:p text:style-name="P13"><text:span text:style-name="T27"><text:tab/>main model <text:tab/>model.model</text:span></text:p>
      <text:p text:style-name="P13"><text:span text:style-name="T27"><text:tab/>middle lod<text:tab/><text:tab/>medium.model</text:span></text:p>
      <text:p text:style-name="P13"><text:span text:style-name="T27"><text:tab/>low lod<text:tab/><text:tab/>low.model</text:span></text:p>
      <text:p text:style-name="P13"><text:span text:style-name="T27"><text:tab/> <text:tab/></text:span></text:p>
      <text:p text:style-name="P13"><text:span text:style-name="T27"><text:tab/></text:span></text:p>
      <text:p text:style-name="P13"><text:span text:style-name="T28"/></text:p>
      <text:p text:style-name="P13"><text:span text:style-name="T29">File Structures:<text:tab/></text:span></text:p>
      <text:p text:style-name="P13"><text:span text:style-name="T29"><text:tab/>Hero:</text:span></text:p>
      <text:p text:style-name="P13"><text:span text:style-name="T29"><text:tab/><text:tab/>/Root folder (Named after Hero)</text:span></text:p>
      <text:p text:style-name="P13"><text:span text:style-name="T30"><text:tab/><text:tab/><text:tab/>model.mdf</text:span></text:p>
      <text:p text:style-name="P13"><text:span text:style-name="T30"><text:tab/><text:tab/><text:tab/>model.model</text:span></text:p>
      <text:p text:style-name="P13"><text:span text:style-name="T31"/></text:p>
      <text:p text:style-name="P13"><text:span text:style-name="T32"><text:tab/><text:tab/><text:tab/>color_1.tga</text:span></text:p>
      <text:p text:style-name="P13"><text:span text:style-name="T32"><text:tab/><text:tab/><text:tab/>normal_1.tga</text:span></text:p>
      <text:p text:style-name="P13"><text:span text:style-name="T32"><text:tab/><text:tab/><text:tab/>team_1.tga</text:span></text:p>
      <text:p text:style-name="P13"><text:span text:style-name="T33"/></text:p>
      <text:p text:style-name="P13"><text:span text:style-name="T34"><text:tab/><text:tab/><text:tab/>color_2.tga</text:span></text:p>
      <text:p text:style-name="P13"><text:span text:style-name="T34"><text:tab/><text:tab/><text:tab/>normal_2.tga</text:span></text:p>
      <text:p text:style-name="P13"><text:span text:style-name="T34"><text:tab/><text:tab/><text:tab/>team_2.tga</text:span></text:p>
      <text:p text:style-name="P13"><text:span text:style-name="T35"/></text:p>
      <text:p text:style-name="P13"><text:span text:style-name="T36"><text:tab/><text:tab/><text:tab/>color_3.tga</text:span></text:p>
      <text:p text:style-name="P13"><text:span text:style-name="T36"><text:tab/><text:tab/><text:tab/>normal_3.tga</text:span></text:p>
      <text:p text:style-name="P13"><text:span text:style-name="T36"><text:tab/><text:tab/><text:tab/>team_3.tga</text:span></text:p>
      <text:p text:style-name="P13"><text:span text:style-name="T37"/></text:p>
      <text:p text:style-name="P13"><text:span text:style-name="T38"><text:tab/><text:tab/><text:tab/>icon.tga</text:span></text:p>
      <text:p text:style-name="P13"><text:span text:style-name="T38"><text:tab/></text:span></text:p>
      <text:p text:style-name="P13"><text:span text:style-name="T39"><text:tab/><text:tab/><text:tab/>/clips</text:span></text:p>
      <text:p text:style-name="P13"><text:span text:style-name="T40"><text:tab/><text:tab/><text:tab/><text:tab/>all clips here</text:span></text:p>
      <text:p text:style-name="P13"><text:span text:style-name="T41"/></text:p>
      <text:p text:style-name="P13"><text:span text:style-name="T42"><text:tab/><text:tab/><text:tab/>/armor</text:span></text:p>
      <text:p text:style-name="P13"><text:span text:style-name="T43"><text:tab/><text:tab/><text:tab/><text:tab/>set_1.xxx<text:tab/><text:tab/><text:tab/><text:tab/></text:span></text:p>
      <text:p text:style-name="P13"><text:span text:style-name="T43"><text:tab/><text:tab/><text:tab/><text:tab/>set_2.xxx</text:span></text:p>
      <text:p text:style-name="P13"><text:span text:style-name="T43"><text:tab/><text:tab/><text:tab/><text:tab/>set_3.xxx</text:span></text:p>
      <text:p text:style-name="P13"><text:span text:style-name="T43"><text:tab/><text:tab/><text:tab/><text:tab/>set_4.xxx</text:span></text:p>
      <text:p text:style-name="P13"><text:span text:style-name="T44"/></text:p>
      <text:p text:style-name="P14"><text:span text:style-name="T45"><text:tab/><text:tab/><text:tab/></text:span><text:span text:style-name="T46">/effects</text:span></text:p>
      <text:p text:style-name="P14"><text:span text:style-name="T47"><text:tab/><text:tab/><text:tab/></text:span></text:p>
      <text:p text:style-name="P14"><text:span text:style-name="T47"><text:tab/><text:tab/><text:tab/></text:span><text:span text:style-name="T48">/ability_1</text:span></text:p>
      <text:p text:style-name="P15"><text:span text:style-name="T49"><text:tab/><text:tab/><text:tab/><text:tab/>icon.tga</text:span></text:p>
      <text:p text:style-name="P16"><text:span text:style-name="T49"><text:tab/><text:tab/><text:tab/><text:tab/></text:span><text:span text:style-name="T50">/effects(if needed)</text:span></text:p>
      <text:p text:style-name="P16"><text:span text:style-name="T51"><text:tab/><text:tab/><text:tab/></text:span><text:span text:style-name="T52">/ability_2</text:span></text:p>
      <text:p text:style-name="P17"><text:span text:style-name="T53"><text:tab/><text:tab/><text:tab/><text:tab/>icon.tga</text:span></text:p>
      <text:p text:style-name="P18"><text:span text:style-name="T53"><text:tab/><text:tab/><text:tab/><text:tab/></text:span><text:span text:style-name="T54">/effects</text:span></text:p>
      <text:p text:style-name="P18"><text:span text:style-name="T55"><text:tab/><text:tab/><text:tab/></text:span><text:span text:style-name="T56">/ability_3</text:span></text:p>
      <text:p text:style-name="P19"><text:span text:style-name="T57"><text:tab/><text:tab/><text:tab/><text:tab/>icon.tga</text:span></text:p>
      <text:p text:style-name="P20"><text:span text:style-name="T57"><text:tab/><text:tab/><text:tab/><text:tab/></text:span><text:span text:style-name="T58">/effects</text:span></text:p>
      <text:p text:style-name="P20"><text:span text:style-name="T59"><text:tab/><text:tab/><text:tab/></text:span><text:span text:style-name="T60">/ability_4</text:span></text:p>
      <text:p text:style-name="P21"><text:span text:style-name="T61"><text:tab/><text:tab/><text:tab/><text:tab/>icon.tga</text:span></text:p>
      <text:p text:style-name="P22"><text:span text:style-name="T61"><text:tab/><text:tab/><text:tab/><text:tab/></text:span><text:span text:style-name="T62">/effects</text:span></text:p>
      <text:p text:style-name="P22"><text:span text:style-name="T63"><text:tab/><text:tab/><text:tab/></text:span><text:span text:style-name="T64">/ability_5</text:span></text:p>
      <text:p text:style-name="P23"><text:span text:style-name="T65"><text:tab/><text:tab/><text:tab/><text:tab/>icon.tga</text:span></text:p>
      <text:p text:style-name="P24"><text:span text:style-name="T65"><text:tab/><text:tab/><text:tab/><text:tab/></text:span><text:span text:style-name="T66">/effects</text:span></text:p>
      <text:p text:style-name="P24"><text:span text:style-name="T67"/></text:p>
      <text:p text:style-name="P24"><text:span text:style-name="T67"/></text:p>
      <text:p text:style-name="P25"><text:span text:style-name="T68">File Structures:<text:tab/></text:span></text:p>
      <text:p text:style-name="P25"><text:span text:style-name="T68"><text:tab/>NPC:</text:span></text:p>
      <text:p text:style-name="P25"><text:span text:style-name="T68"><text:tab/><text:tab/>/Root folder (Named after NPC)</text:span></text:p>
      <text:p text:style-name="P25"><text:span text:style-name="T69"><text:tab/><text:tab/><text:tab/>model.mdf</text:span></text:p>
      <text:p text:style-name="P25"><text:span text:style-name="T69"><text:tab/><text:tab/><text:tab/>model.model</text:span></text:p>
      <text:p text:style-name="P25"><text:span text:style-name="T70"/></text:p>
      <text:p text:style-name="P25"><text:span text:style-name="T71"><text:tab/><text:tab/><text:tab/>color_1.tga</text:span></text:p>
      <text:p text:style-name="P25"><text:span text:style-name="T71"><text:tab/><text:tab/><text:tab/>normal_1.tga</text:span></text:p>
      <text:p text:style-name="P25"><text:span text:style-name="T71"><text:tab/><text:tab/><text:tab/>team_1.tga</text:span></text:p>
      <text:p text:style-name="P25"><text:span text:style-name="T72"/></text:p>
      <text:p text:style-name="P25"><text:span text:style-name="T73"><text:tab/><text:tab/><text:tab/>color_2.tga</text:span></text:p>
      <text:p text:style-name="P25"><text:span text:style-name="T73"><text:tab/><text:tab/><text:tab/>normal_2.tga</text:span></text:p>
      <text:p text:style-name="P25"><text:span text:style-name="T73"><text:tab/><text:tab/><text:tab/>team_2.tga</text:span></text:p>
      <text:p text:style-name="P25"><text:span text:style-name="T74"/></text:p>
      <text:p text:style-name="P25"><text:span text:style-name="T75"><text:tab/><text:tab/><text:tab/>icon.tga</text:span></text:p>
      <text:p text:style-name="P25"><text:span text:style-name="T75"><text:tab/></text:span></text:p>
      <text:p text:style-name="P25"><text:span text:style-name="T76"><text:tab/><text:tab/><text:tab/>/clips</text:span></text:p>
      <text:p text:style-name="P25"><text:span text:style-name="T77"><text:tab/><text:tab/><text:tab/><text:tab/>all clips here</text:span></text:p>
      <text:p text:style-name="P25"><text:span text:style-name="T78"/></text:p>
      <text:p text:style-name="P25"><text:span text:style-name="T79"><text:tab/><text:tab/><text:tab/></text:span></text:p>
      <text:p text:style-name="P26"><text:span text:style-name="T80"><text:tab/><text:tab/><text:tab/></text:span><text:span text:style-name="T81">/effects</text:span></text:p>
      <text:p text:style-name="P26"><text:span text:style-name="T82"><text:tab/><text:tab/><text:tab/></text:span></text:p>
      <text:p text:style-name="P26"><text:span text:style-name="T82"><text:tab/><text:tab/><text:tab/></text:span><text:span text:style-name="T83">/ability_1</text:span></text:p>
      <text:p text:style-name="P27"><text:span text:style-name="T84"><text:tab/><text:tab/><text:tab/><text:tab/>icon.tga</text:span></text:p>
      <text:p text:style-name="P28"><text:span text:style-name="T84"><text:tab/><text:tab/><text:tab/><text:tab/></text:span><text:span text:style-name="T85">/effects(if needed)</text:span></text:p>
      <text:p text:style-name="P28"><text:span text:style-name="T86"><text:tab/><text:tab/><text:tab/></text:span><text:span text:style-name="T87">/ability_2</text:span></text:p>
      <text:p text:style-name="P29"><text:span text:style-name="T88"><text:tab/><text:tab/><text:tab/><text:tab/>icon.tga</text:span></text:p>
      <text:p text:style-name="P30"><text:span text:style-name="T88"><text:tab/><text:tab/><text:tab/><text:tab/></text:span><text:span text:style-name="T89">/effects</text:span><text:span text:style-name="T90"><text:tab/><text:tab/><text:tab/></text:span></text:p>
      <text:p text:style-name="P30"><text:span text:style-name="T91"/></text:p>
      <text:p text:style-name="P31"><text:span text:style-name="T92">Props:</text:span></text:p>
      <text:p text:style-name="P31"><text:span text:style-name="T92"><text:tab/><text:tab/>/Root folder (Named after Prop)</text:span></text:p>
      <text:p text:style-name="P31"><text:span text:style-name="T93"><text:tab/><text:tab/><text:tab/>model.mdf</text:span></text:p>
      <text:p text:style-name="P31"><text:span text:style-name="T93"><text:tab/><text:tab/><text:tab/>model.model</text:span></text:p>
      <text:p text:style-name="P31"><text:span text:style-name="T93"><text:tab/><text:tab/><text:tab/></text:span></text:p>
      <text:p text:style-name="P31"><text:span text:style-name="T93"><text:tab/><text:tab/><text:tab/>color_1.tga</text:span></text:p>
      <text:p text:style-name="P31"><text:span text:style-name="T93"><text:tab/><text:tab/><text:tab/>normal_1.tga</text:span></text:p>
      <text:p text:style-name="P31"><text:span text:style-name="T93"><text:tab/><text:tab/><text:tab/>team_1.tga</text:span></text:p>
      <text:p text:style-name="P31"><text:span text:style-name="T94"/></text:p>
      <text:p text:style-name="P31"><text:span text:style-name="T95"><text:tab/><text:tab/><text:tab/>/clips</text:span></text:p>
      <text:p text:style-name="P31"><text:span text:style-name="T96"><text:tab/><text:tab/><text:tab/><text:tab/>all clips here</text:span></text:p>
      <text:p text:style-name="P31"><text:span text:style-name="T97"/></text:p>
      <text:p text:style-name="P32"><text:span text:style-name="T98"><text:tab/><text:tab/><text:tab/></text:span><text:span text:style-name="T99">/effects</text:span></text:p>
      <text:p text:style-name="P32"><text:span text:style-name="T100"><text:tab/><text:tab/></text:span></text:p>
      <text:p text:style-name="P32"><text:span text:style-name="T101"/></text:p>
      <text:p text:style-name="P32"><text:span text:style-name="T101"/></text:p>
      <text:p text:style-name="P33"><text:span text:style-name="T102">Modeling Specs<text:line-break/></text:span><text:span text:style-name="T103"/></text:p>
      <text:p text:style-name="P34"><text:span text:style-name="T104">Design Considerations: </text:span></text:p>
      <text:p text:style-name="P34"><text:span text:style-name="T105"><text:tab/>Modelers should pay special attention to the games camera view when prioritizing areas of detail. Ensure edge loops are in appropriate areas such as joints to allow smooth movement.<text:s text:c="2"/></text:span></text:p>
      <text:p text:style-name="P34"><text:span text:style-name="T106"/></text:p>
      <text:p text:style-name="P34"><text:span text:style-name="T107">Mesh Count: </text:span></text:p>
      <text:p text:style-name="P35"><text:span text:style-name="T107"><text:tab/></text:span><text:span text:style-name="T108">All Models whenever humanly possible should be a single mesh that shares a single set of textures. This reduces draw calls. Attach all meshes into one. </text:span></text:p>
      <text:p text:style-name="P35"><text:span text:style-name="T109"/></text:p>
      <text:p text:style-name="P36"><text:span text:style-name="T110">Hero Polycounts:</text:span></text:p>
      <text:p text:style-name="P37"><text:span text:style-name="T110"><text:tab/>High:</text:span><text:span text:style-name="T111"><text:s/>5000</text:span></text:p>
      <text:p text:style-name="P37"><text:span text:style-name="T112"><text:tab/>Med:<text:s/></text:span><text:span text:style-name="T113">3000</text:span></text:p>
      <text:p text:style-name="P37"><text:span text:style-name="T114"><text:tab/>Low:<text:s/></text:span><text:span text:style-name="T115">1000</text:span></text:p>
      <text:p text:style-name="P37"><text:span text:style-name="T116"/></text:p>
      <text:p text:style-name="P38"><text:span text:style-name="T117">Scaling Parameters</text:span><text:span text:style-name="T118">.<text:line-break/><text:tab/>Each model should be based around the relative<text:s text:c="2"/>average size where a Hero is 120 generic units in 3dsmax. </text:span></text:p>
      <text:p text:style-name="P39"><text:span text:style-name="T119"/></text:p>
      <text:p text:style-name="P40"><text:span text:style-name="T120">Mesh Quality Control:</text:span></text:p>
      <text:p text:style-name="P40"><text:span text:style-name="T121"><text:tab/>Ensure model is free of duplicate faces, accidental open loops and unwelded or floating vertexes. Run the STL Check modifier in max to check for issues. CHECK THAT ALL XFORMS ARE OK.. Use the s2tools to reset the X-Forms once the final mesh is complete!!! Do not deliver a bad mesh to the rigger!!!</text:span></text:p>
      <text:p text:style-name="P40"><text:span text:style-name="T122"/></text:p>
      <text:p text:style-name="P40"><text:span text:style-name="T123">UV Process:</text:span></text:p>
      <text:p text:style-name="P41"><text:span text:style-name="T123"><text:tab/></text:span><text:span text:style-name="T124">Ensure all uvs are organized and scaled uniformly.<text:s text:c="2"/></text:span></text:p>
      <text:p text:style-name="P42"><text:span text:style-name="T124"><text:tab/>Ensure there is little to no empty space between uvs. No wasted space. </text:span></text:p>
      <text:p text:style-name="P42"><text:span text:style-name="T124"><text:tab/>Always mirror uvs when the model / design allows. </text:span></text:p>
      <text:p text:style-name="P42"><text:span text:style-name="T125"/></text:p>
      <text:p text:style-name="P42"><text:span text:style-name="T125"/></text:p>
      <text:p text:style-name="P42"><text:span text:style-name="T125"/></text:p>
      <text:p text:style-name="P43"><text:span text:style-name="T126">Texture Mapping<text:line-break/></text:span><text:span text:style-name="T127"/></text:p>
      <text:p text:style-name="P44"><text:span text:style-name="T128">Texture Sizes:</text:span></text:p>
      <text:p text:style-name="P45"><text:span text:style-name="T128"><text:tab/></text:span><text:span text:style-name="T129">Textures should be created at a minimum size of 512x512. As mentioned in the model specs all characters should whenever possible use a single texture set. Average hero models will consist of the following texture sets. </text:span></text:p>
      <text:p text:style-name="P45"><text:span text:style-name="T130"><text:tab/></text:span><text:span text:style-name="T131">color.tga 256x256<text:s text:c="2"/>– diffuse color texture for character. Include alpha only if transparency is required.</text:span></text:p>
      <text:p text:style-name="P46"><text:span text:style-name="T131"><text:tab/>normal.tga 256x256 – normal map. The alpha channel is used as specularity. </text:span></text:p>
      <text:p text:style-name="P46"><text:span text:style-name="T131"><text:tab/>team.tga 64x64 – this map is white and alpha channel dictates where team colors are. White is team color black is not.</text:span></text:p>
      <text:p text:style-name="P46"><text:span text:style-name="T131"><text:tab/>glow.tga 128x128 – used optionally if the hero requires self illumination. White is full bright black is no light.</text:span></text:p>
      <text:p text:style-name="P46"><text:span text:style-name="T132"/></text:p>
      <text:p text:style-name="P46"><text:span text:style-name="T132"/></text:p>
      <text:p text:style-name="P46"><text:span text:style-name="T132"/></text:p>
      <text:p text:style-name="P47"><text:span text:style-name="T133">Rigging:</text:span></text:p>
      <text:p text:style-name="P47"><text:span text:style-name="T134"/></text:p>
      <text:p text:style-name="P48"><text:span text:style-name="T135">Guidelines:</text:span><text:span text:style-name="T136"><text:line-break/></text:span><text:span text:style-name="T137"/></text:p>
      <text:p text:style-name="P50"><text:span text:style-name="T138"><text:tab/>1) Clean out file... Check for extra objects and get rid of them. You don't want to accidentally export random objects, because they may cause max to crash during export.</text:span></text:p>
      <text:p text:style-name="P50"><text:span text:style-name="T139"/></text:p>
      <text:p text:style-name="P50"><text:span text:style-name="T140"><text:tab/>2) Reset the x-form on the model using the S2Tools to insure that mirrored weighting will work correctly. </text:span></text:p>
      <text:p text:style-name="P50"><text:span text:style-name="T140"><text:tab/></text:span></text:p>
      <text:p text:style-name="P50"><text:span text:style-name="T140"><text:tab/>3) Setup skeleton... When scaling bones use the modify panel. *Do not use scale from the main interface.* If you accidentally used scale during the rigging process reset the x-form to be sure there will be no scaling/deforming issues. (Use the S2tools script to automate the process.)</text:span></text:p>
      <text:p text:style-name="P50"><text:span text:style-name="T140"><text:tab/></text:span></text:p>
      <text:p text:style-name="P50"><text:span text:style-name="T140"><text:tab/>4) Also keep in mind that the engine is fickle when it comes to mirrored objects. We have scripts that will mirror objects correctly. When in doubt reset the x-forms with the S2tools script.</text:span></text:p>
      <text:p text:style-name="P50"><text:span text:style-name="T140"><text:tab/></text:span></text:p>
      <text:p text:style-name="P50"><text:span text:style-name="T140"><text:tab/>5) When weighting make sure there are less than 72 bones per mesh. To check this you can use the "skinOps.GetNumberBones $.skin" command.</text:span></text:p>
      <text:p text:style-name="P50"><text:span text:style-name="T140"><text:tab/></text:span></text:p>
      <text:p text:style-name="P50"><text:span text:style-name="T140"><text:tab/>6) Add effects bones that will be used globally and link them accordingly. (Linking may have to change with different character designs.)</text:span></text:p>
      <text:p text:style-name="P50"><text:span text:style-name="T141"/></text:p>
      <text:p text:style-name="P50"><text:span text:style-name="T142"><text:tab/>Effect Bones:</text:span></text:p>
      <text:p text:style-name="P50"><text:span text:style-name="T143"><text:tab/>_bone_lefthand </text:span></text:p>
      <text:p text:style-name="P50"><text:span text:style-name="T143"><text:tab/>_bone_righthand</text:span></text:p>
      <text:p text:style-name="P50"><text:span text:style-name="T143"><text:tab/>_bone_leftwrist</text:span></text:p>
      <text:p text:style-name="P50"><text:span text:style-name="T143"><text:tab/>_bone_rightwrist</text:span></text:p>
      <text:p text:style-name="P50"><text:span text:style-name="T143"><text:tab/>_bone_leftfoot</text:span></text:p>
      <text:p text:style-name="P50"><text:span text:style-name="T143"><text:tab/>_bone_rightfoot</text:span></text:p>
      <text:p text:style-name="P50"><text:span text:style-name="T143"><text:tab/>_bone_leftankle</text:span></text:p>
      <text:p text:style-name="P50"><text:span text:style-name="T143"><text:tab/>_bone_rightankle</text:span></text:p>
      <text:p text:style-name="P50"><text:span text:style-name="T143"><text:tab/>_bone_chest</text:span></text:p>
      <text:p text:style-name="P50"><text:span text:style-name="T143"><text:tab/>_bone_centerofchest</text:span></text:p>
      <text:p text:style-name="P50"><text:span text:style-name="T143"><text:tab/>_bone_back</text:span></text:p>
      <text:p text:style-name="P50"><text:span text:style-name="T143"><text:tab/>_bone_center</text:span></text:p>
      <text:p text:style-name="P50"><text:span text:style-name="T143"><text:tab/>_bone_origin</text:span></text:p>
      <text:p text:style-name="P50"><text:span text:style-name="T143"><text:tab/>_bone_head</text:span></text:p>
      <text:p text:style-name="P50"><text:span text:style-name="T143"><text:tab/>_bone_overhead</text:span></text:p>
      <text:p text:style-name="P50"><text:span text:style-name="T143"><text:tab/>_bone_lefteye</text:span></text:p>
      <text:p text:style-name="P50"><text:span text:style-name="T143"><text:tab/>_bone_righteye</text:span></text:p>
      <text:p text:style-name="P50"><text:span text:style-name="T143"><text:tab/>_bone_weaponattach</text:span></text:p>
      <text:p text:style-name="P50"><text:span text:style-name="T143"><text:tab/>_bone_weapon1</text:span></text:p>
      <text:p text:style-name="P50"><text:span text:style-name="T143"><text:tab/>_bone_weapon2</text:span></text:p>
      <text:p text:style-name="P50"><text:span text:style-name="T143"><text:tab/>_bone_weapon3</text:span></text:p>
      <text:p text:style-name="P50"><text:span text:style-name="T143"><text:tab/>_bone_altweaponattach</text:span></text:p>
      <text:p text:style-name="P50"><text:span text:style-name="T143"><text:tab/>_bone_altweapon1</text:span></text:p>
      <text:p text:style-name="P50"><text:span text:style-name="T143"><text:tab/>_bone_altweapon2</text:span></text:p>
      <text:p text:style-name="P50"><text:span text:style-name="T143"><text:tab/>_bone_altweapon3</text:span></text:p>
      <text:p text:style-name="P50"><text:span text:style-name="T144"/></text:p>
      <text:p text:style-name="P50"><text:span text:style-name="T145">extra weapon bones...</text:span></text:p>
      <text:p text:style-name="P50"><text:span text:style-name="T145"><text:tab/>_bone_additional_weaponattach</text:span></text:p>
      <text:p text:style-name="P50"><text:span text:style-name="T145"><text:tab/>_bone_additional_weapon1</text:span></text:p>
      <text:p text:style-name="P50"><text:span text:style-name="T145"><text:tab/>_bone_additional_weapon2</text:span></text:p>
      <text:p text:style-name="P50"><text:span text:style-name="T145"><text:tab/>_bone_additional_weapon3</text:span></text:p>
      <text:p text:style-name="P50"><text:span text:style-name="T145"><text:tab/>_bone_additional_altweaponattach</text:span></text:p>
      <text:p text:style-name="P50"><text:span text:style-name="T145"><text:tab/>_bone_additional_altweapon1</text:span></text:p>
      <text:p text:style-name="P50"><text:span text:style-name="T145"><text:tab/>_bone_additional_altweapon2</text:span></text:p>
      <text:p text:style-name="P50"><text:span text:style-name="T145"><text:tab/>_bone_additional_altweapon3</text:span></text:p>
      <text:p text:style-name="P50"><text:span text:style-name="T146"/></text:p>
      <text:p text:style-name="P50"><text:span text:style-name="T147"><text:tab/></text:span></text:p>
      <text:p text:style-name="P50"><text:span text:style-name="T147">7) When exporting hide all controls and bones. *Export effects bones and the mesh only.*</text:span></text:p>
      <text:p text:style-name="P50"><text:span text:style-name="T148"/></text:p>
      <text:p text:style-name="P50"><text:span text:style-name="T149">8) Also, make sure the correct material is assigned to the mesh. In most cases it will be material.material after export.</text:span></text:p>
      <text:p text:style-name="P50"><text:span text:style-name="T149">Try to use standard naming conventions. (model.mdf, material.material, and model.model.)</text:span></text:p>
      <text:p text:style-name="P50"><text:span text:style-name="T149"/></text:p>
      <text:p text:style-name="P50"><text:span text:style-name="T149">bone name examples for extra pieces...</text:span></text:p>
      <text:p text:style-name="P50"><text:span text:style-name="T149">level1 (bones)</text:span></text:p>
      <text:p text:style-name="P50"><text:span text:style-name="T150">level1_hide (bones)</text:span></text:p>
      <text:p text:style-name="P50"><text:span text:style-name="T150">level1_geo (geo)</text:span></text:p>
      <text:p text:style-name="P50"><text:span text:style-name="T150">level1_geo_hide (geo)</text:span><text:span text:style-name="T151"/></text:p>
      <text:p text:style-name="P51"><text:span text:style-name="T151"/></text:p>
      <text:p text:style-name="P51"><text:span text:style-name="T152">Animation</text:span></text:p>
      <text:p text:style-name="P51"><text:span text:style-name="T153"/></text:p>
      <text:p text:style-name="P51"><text:span text:style-name="T153"/></text:p>
      <text:p text:style-name="P52"><text:span text:style-name="T154">Tips: </text:span></text:p>
      <text:p text:style-name="P52"><text:span text:style-name="T155"/></text:p>
      <text:p text:style-name="P53"><text:span text:style-name="T156"><text:tab/>ERRORS:<text:s/></text:span><text:span text:style-name="T157">Make sure you check that the animation is exported correctly, without any added frames.<text:s text:c="2"/>Easiest way to check this is to slow the framerate down in the viewer and preview the animation, the end resulting animation should be smooth without a pause at the end.</text:span></text:p>
      <text:p text:style-name="P53"><text:span text:style-name="T158"/></text:p>
      <text:p text:style-name="P53"><text:span text:style-name="T159"><text:tab/>FPS:<text:s/></text:span><text:span text:style-name="T160">Animate attack or any other very fast animations at 100fps in 3dsmax. This ensures smooth arcs on special effects. Since the action happens so quickly, when the hero is animated at 30fps there will only be a frame or two of information. 100Fps will ensure multiple frames will be played. Just make sure the MDF is set accordingly. </text:span></text:p>
      <text:p text:style-name="P53"><text:span text:style-name="T160"><text:tab/></text:span></text:p>
      <text:p text:style-name="P53"><text:span text:style-name="T161"><text:tab/>Variation:<text:s/></text:span><text:span text:style-name="T162">In both idle and run cycles, feel free to add a good number of extra cycles for variation. For instance for the run of a beastly type character he may run upright for a cycle or two and then go down onto all fours for a bit and back to upright. This really breaks up the repetitiveness. </text:span></text:p>
      <text:p text:style-name="P53"><text:span text:style-name="T163"/></text:p>
      <text:p text:style-name="P54"><text:span text:style-name="T164">Required Animations:</text:span></text:p>
      <text:p text:style-name="P55"><text:span text:style-name="T165"><text:tab/></text:span><text:span text:style-name="T166">Idle:<text:s/></text:span><text:span text:style-name="T167">Simple idle animation which adheres mainly to the default idle pose. It should blend smoothly into the walks and attacks. </text:span></text:p>
      <text:p text:style-name="P55"><text:span text:style-name="T167"><text:tab/></text:span><text:span text:style-name="T168">Bored:</text:span><text:span text:style-name="T169"><text:s/>This will play randomly after an extended period of idling. It can be exaggerated, comical etc. </text:span></text:p>
      <text:p text:style-name="P55"><text:span text:style-name="T170"><text:tab/>Attack1:</text:span><text:span text:style-name="T171"><text:s/>Basic attack. This should be smooth and natural looking but give a nice sense of timing.</text:span></text:p>
      <text:p text:style-name="P55"><text:span text:style-name="T172"><text:tab/>Attack2:</text:span><text:span text:style-name="T173"><text:s/></text:span><text:span text:style-name="T174">S</text:span><text:span text:style-name="T175">econdary attack should look smooth in comparison to basic attack however offer a nice variance to break the repetitiveness. </text:span></text:p>
      <text:p text:style-name="P55"><text:span text:style-name="T176"><text:tab/>Run:<text:s/></text:span><text:span text:style-name="T177">Runs can consist of one to many loops </text:span></text:p>
      <text:p text:style-name="P55"><text:span text:style-name="T178"><text:tab/>*Ability_X:<text:s/></text:span><text:span text:style-name="T179"><text:s/>Self explanatory. Need an animation for each cast-able special ability.</text:span></text:p>
      <text:p text:style-name="P55"><text:span text:style-name="T180"/></text:p>
      <text:p text:style-name="P55"><text:span text:style-name="T181"><text:tab/>Portrait:</text:span><text:span text:style-name="T182"><text:s/>Toned down version of idle with position centered for a nice framing in portrait. </text:span></text:p>
      <text:p text:style-name="P55"><text:span text:style-name="T183"><text:tab/>Item:<text:s/></text:span><text:span text:style-name="T184">Generic cast animation for using Items. Character should just extend out right arm as if he was casting a spell. </text:span></text:p>
      <text:p text:style-name="P55"><text:span text:style-name="T185"><text:tab/>Death:<text:s/></text:span><text:span text:style-name="T186">Death animation when possible should match the spirit of the hero. </text:span></text:p>
      <text:p text:style-name="P56"><text:span text:style-name="T187"><text:tab/>Taunt:</text:span></text:p>
      <text:p text:style-name="P56"><text:span text:style-name="T187"><text:tab/>Dance:</text:span></text:p>
      <text:p text:style-name="P57"><text:span text:style-name="T187"><text:tab/>altdeath_1:<text:s/></text:span><text:span text:style-name="T188">Electricity Finishing Move</text:span></text:p>
      <text:p text:style-name="P57"><text:span text:style-name="T189"><text:tab/>altdeath_2:<text:s/></text:span><text:span text:style-name="T190">Fire Finishing Move</text:span></text:p>
      <text:p text:style-name="P57"><text:span text:style-name="T191"><text:tab/>altdeath_3:<text:s/></text:span><text:span text:style-name="T192">Earth Finishing Move</text:span></text:p>
      <text:p text:style-name="P57"><text:span text:style-name="T193"><text:tab/>altdeath_4:<text:s/></text:span><text:span text:style-name="T194">Water Finishing Move</text:span></text:p>
      <text:p text:style-name="P57"><text:span text:style-name="T195"><text:tab/>altdeath_5:<text:s/></text:span><text:span text:style-name="T196">Arcane Finishing Move</text:span></text:p>
      <text:p text:style-name="P57"><text:span text:style-name="T197"/></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